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="solid" draw:fill-color="#999999" draw:opacity="10%" draw:textarea-horizontal-align="justify" draw:textarea-vertical-align="middle" draw:auto-grow-height="false" draw:shadow-opacity="10%"/>
    </style:style>
    <style:style style:name="gr2" style:family="graphic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b51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solid" draw:fill-color="#ffff00" draw:textarea-horizontal-align="center" draw:textarea-vertical-align="middle"/>
    </style:style>
    <style:style style:name="gr6" style:family="graphic">
      <style:graphic-properties draw:stroke="solid" draw:stroke-dash="Fine_20_Dashed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end="Arrow" draw:marker-end-width="0.3cm" draw:fill="solid" draw:fill-color="#ffff00" draw:textarea-horizontal-align="center" draw:textarea-vertical-align="middle"/>
    </style:style>
    <style:style style:name="gr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textarea-horizontal-align="center" draw:textarea-vertical-align="middle"/>
    </style:style>
    <style:style style:name="gr11" style:family="graphic">
      <style:graphic-properties draw:fill="solid" draw:fill-color="#47b8b8" draw:textarea-horizontal-align="justify" draw:textarea-vertical-align="middle" draw:auto-grow-height="false"/>
    </style:style>
    <style:style style:name="gr12" style:family="graphic">
      <style:graphic-properties draw:fill="none" draw:fill-color="#00cccc" draw:textarea-horizontal-align="justify" draw:textarea-vertical-align="middle" draw:auto-grow-height="false"/>
    </style:style>
    <style:style style:name="gr13" style:family="graphic">
      <style:graphic-properties draw:textarea-horizontal-align="justify" draw:textarea-vertical-align="middle" draw:auto-grow-height="false"/>
    </style:style>
    <style:style style:name="gr14" style:family="graphic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>
      <style:graphic-properties draw:fill="none" draw:textarea-horizontal-align="justify" draw:textarea-vertical-align="middle" draw:auto-grow-height="false"/>
    </style:style>
    <style:style style:name="gr17" style:family="graphic">
      <style:graphic-properties draw:fill="solid" draw:fill-color="#e6e6ff" draw:textarea-horizontal-align="justify" draw:textarea-vertical-align="middle" draw:auto-grow-height="false"/>
    </style:style>
    <style:style style:name="gr18" style:family="graphic">
      <style:graphic-properties draw:fill="solid" draw:fill-color="#c0c0c0" draw:textarea-horizontal-align="justify" draw:textarea-vertical-align="middle" draw:auto-grow-height="false"/>
    </style:style>
    <style:style style:name="gr19" style:family="graphic">
      <style:graphic-properties draw:fill="solid" draw:fill-color="#3deb3d" draw:textarea-horizontal-align="justify" draw:textarea-vertical-align="middle" draw:auto-grow-height="false"/>
    </style:style>
    <style:style style:name="gr20" style:family="graphic">
      <style:graphic-properties draw:fill="solid" draw:fill-color="#ff3333" draw:textarea-horizontal-align="justify" draw:textarea-vertical-align="middle" draw:auto-grow-height="false"/>
    </style:style>
    <style:style style:name="gr21" style:family="graphic">
      <style:graphic-properties draw:fill="solid" draw:fill-color="#23ff23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Fine_20_Dashed" svg:stroke-color="#ff0000" draw:marker-end="Arrow" draw:marker-end-width="0.3cm" draw:fill="solid" draw:fill-color="#ffff00" draw:textarea-horizontal-align="center" draw:textarea-vertical-align="middle"/>
    </style:style>
    <style:style style:name="gr2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9999" draw:opacity="10%" draw:textarea-horizontal-align="justify" draw:textarea-vertical-align="middle" draw:auto-grow-height="false" draw:shadow-opacity="1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.9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9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932cm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2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226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stroke="solid" svg:stroke-width="0.01cm" svg:stroke-color="#808080" draw:marker-start-width="0.315cm" draw:marker-end-width="0.315cm" draw:fill="solid" draw:fill-color="#ffffff" draw:opacity="30%" draw:textarea-horizontal-align="justify" draw:textarea-vertical-align="middle" draw:auto-grow-height="false" draw:shadow-opacity="30%"/>
    </style:style>
    <style:style style:name="gr37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stroke="solid" draw:stroke-dash="Fine_20_Dashed" draw:fill="solid" draw:fill-color="#ff8080" draw:textarea-horizontal-align="justify" draw:textarea-vertical-align="middle" draw:auto-grow-height="false"/>
    </style:style>
    <style:style style:name="gr3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40" style:family="graphic">
      <style:graphic-properties draw:stroke="none" draw:fill="solid" draw:fill-color="#ffff00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43" style:family="graphic" style:parent-style-name="standard">
      <style:graphic-properties draw:stroke="solid" svg:stroke-width="0.01cm" svg:stroke-color="#000000" draw:marker-start-width="0.315cm" draw:marker-end-width="0.315cm" draw:fill="none" draw:fill-color="#c0c0c0" draw:opacity="50%" draw:textarea-horizontal-align="justify" draw:textarea-vertical-align="middle" draw:auto-grow-height="false" draw:shadow-opacity="50%"/>
    </style:style>
    <style:style style:name="gr44" style:family="graphic">
      <style:graphic-properties draw:stroke="none" draw:fill="solid" draw:fill-color="#ffb515" draw:textarea-horizontal-align="justify" draw:textarea-vertical-align="middle" draw:auto-grow-height="false"/>
    </style:style>
    <style:style style:name="gr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6" style:family="graphic">
      <style:graphic-properties draw:stroke="solid" draw:stroke-dash="Fine_20_Dashed" draw:fill="solid" draw:fill-color="#ff8080" draw:textarea-horizontal-align="justify" draw:textarea-vertical-align="middle" draw:auto-grow-height="false"/>
    </style:style>
    <style:style style:name="gr47" style:family="graphic" style:parent-style-name="standard">
      <style:graphic-properties draw:stroke="solid" svg:stroke-width="0.01cm" svg:stroke-color="#808080" draw:marker-start-width="0.315cm" draw:marker-end-width="0.315cm" draw:fill="none" draw:fill-color="#c0c0c0" draw:opacity="50%" draw:textarea-horizontal-align="justify" draw:textarea-vertical-align="middle" draw:auto-grow-height="false" draw:shadow-opacity="50%"/>
    </style:style>
    <style:style style:name="gr48" style:family="graphic">
      <style:graphic-properties draw:stroke="solid" svg:stroke-width="0.01cm" svg:stroke-color="#808080" draw:marker-start-width="0.315cm" draw:marker-end-width="0.315cm" draw:fill="none" draw:fill-color="#c0c0c0" draw:opacity="50%" draw:textarea-horizontal-align="justify" draw:textarea-vertical-align="middle" draw:auto-grow-height="false" draw:shadow-opacity="50%"/>
    </style:style>
    <style:style style:name="gr49" style:family="graphic">
      <style:graphic-properties draw:stroke="solid" svg:stroke-width="0.01cm" svg:stroke-color="#000000" draw:marker-start-width="0.315cm" draw:marker-end-width="0.315cm" draw:fill="none" draw:fill-color="#c0c0c0" draw:opacity="50%" draw:textarea-horizontal-align="justify" draw:textarea-vertical-align="middle" draw:auto-grow-height="false" draw:shadow-opacity="50%"/>
    </style:style>
    <style:style style:name="gr50" style:family="graphic">
      <style:graphic-properties draw:stroke="solid" svg:stroke-width="0.01cm" svg:stroke-color="#808080" draw:marker-start-width="0.315cm" draw:marker-end-width="0.315cm" draw:fill="solid" draw:fill-color="#ffffff" draw:opacity="30%" draw:textarea-horizontal-align="justify" draw:textarea-vertical-align="middle" draw:auto-grow-height="false" draw:shadow-opacity="30%"/>
    </style:style>
    <style:style style:name="gr51" style:family="graphic">
      <style:graphic-properties draw:fill="solid" draw:fill-color="#ffffff" draw:textarea-horizontal-align="justify" draw:textarea-vertical-align="middle" draw:auto-grow-height="false" draw:shadow="visible"/>
    </style:style>
    <style:style style:name="gr52" style:family="graphic" style:parent-style-name="standard">
      <style:graphic-properties draw:fill="none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6" style:family="graphic" style:parent-style-name="standard">
      <style:graphic-properties draw:stroke="solid" draw:stroke-dash="Fine_20_Dashed" svg:stroke-color="#000000" draw:marker-end="Arrow" draw:marker-end-width="0.3cm" draw:fill="solid" draw:fill-color="#ffff00" draw:textarea-horizontal-align="center" draw:textarea-vertical-align="middle"/>
    </style:style>
    <style:style style:name="gr57" style:family="graphic">
      <style:graphic-properties draw:fill="solid" draw:fill-color="#ff0000" draw:textarea-horizontal-align="justify" draw:textarea-vertical-align="middle" draw:auto-grow-height="false"/>
    </style:style>
    <style:style style:name="gr58" style:family="graphic" style:parent-style-name="standard">
      <style:graphic-properties draw:stroke="solid" svg:stroke-width="0.01cm" svg:stroke-color="#808080" draw:marker-start-width="0.315cm" draw:marker-end-width="0.315cm" draw:fill="solid" draw:fill-color="#ffffff" draw:opacity="30%" draw:textarea-horizontal-align="justify" draw:textarea-vertical-align="middle" draw:auto-grow-height="false" fo:padding-top="0.13cm" fo:padding-bottom="0.13cm" fo:padding-left="0.255cm" fo:padding-right="0.255cm" draw:shadow-opacity="30%"/>
    </style:style>
    <style:style style:name="gr59" style:family="graphic">
      <style:graphic-properties draw:stroke="solid" svg:stroke-width="0.01cm" svg:stroke-color="#808080" draw:marker-start-width="0.315cm" draw:marker-end-width="0.315cm" draw:fill="solid" draw:fill-color="#ffffff" draw:opacity="30%" draw:textarea-horizontal-align="justify" draw:textarea-vertical-align="middle" draw:auto-grow-height="false" fo:padding-top="0.13cm" fo:padding-bottom="0.13cm" fo:padding-left="0.255cm" fo:padding-right="0.255cm" draw:shadow-opacity="30%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color="#23b8dc" fo:font-size="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color="#ff0000" fo:font-size="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color="#00dcff" fo:font-size="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color="#ff0000"/>
    </style:style>
    <style:style style:name="P12" style:family="paragraph">
      <style:paragraph-properties fo:text-align="center"/>
      <style:text-properties fo:color="#ff0000" fo:font-weight="bold" style:font-weight-asian="bold" style:font-weight-complex="bold"/>
    </style:style>
    <style:style style:name="P1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center"/>
      <style:text-properties fo:font-size="14pt" style:font-size-asian="18pt" style:font-size-complex="18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color="#3deb3d"/>
    </style:style>
    <style:style style:name="P17" style:family="paragraph">
      <style:paragraph-properties fo:text-align="center"/>
      <style:text-properties fo:color="#3deb3d" fo:font-weight="bold" style:font-weight-asian="bold" style:font-weight-complex="bold"/>
    </style:style>
    <style:style style:name="P18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0000" fo:font-size="18pt"/>
    </style:style>
    <style:style style:name="P20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21" style:family="paragraph">
      <style:paragraph-properties fo:text-align="center"/>
      <style:text-properties fo:color="#3deb3d" fo:font-size="18pt"/>
    </style:style>
    <style:style style:name="P22" style:family="paragraph">
      <style:paragraph-properties fo:text-align="center"/>
      <style:text-properties fo:color="#3deb3d"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3b8dc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dcff" fo:font-weight="bold" style:font-weight-asian="bold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3deb3d" fo:font-weight="bold" style:font-weight-asian="bold" style:font-weight-complex="bold"/>
    </style:style>
    <style:style style:name="T9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97cm" svg:height="8cm" svg:x="21.302cm" svg:y="0.4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03cm" svg:height="6.029cm" svg:x="2.367cm" svg:y="5.408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017cm" svg:height="6.03cm" draw:transform="rotate (-1.5707963267949) translate (27.302cm 2.45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015cm" svg:height="6.03cm" draw:transform="rotate (-1.5707963267949) translate (27.302cm 5.469cm)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2.191cm" svg:height="1.673cm" svg:x="22.726cm" svg:y="3.135cm">
          <draw:text-box>
            <text:p text:style-name="P2">side 2</text:p>
            <text:p text:style-name="P2"/>
          </draw:text-box>
        </draw:frame>
        <draw:custom-shape draw:style-name="gr1" draw:text-style-name="P1" draw:layer="Layout" svg:width="8.018cm" svg:height="8cm" svg:x="0.363cm" svg:y="5.4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15.008cm" svg:y1="5.493cm" svg:x2="21.281cm" svg:y2="2.493cm">
          <text:p/>
        </draw:line>
        <draw:line draw:style-name="gr5" draw:text-style-name="P1" draw:layer="layout" svg:x1="20.999cm" svg:y1="5.484cm" svg:x2="27.272cm" svg:y2="2.484cm">
          <text:p/>
        </draw:line>
        <draw:line draw:style-name="gr5" draw:text-style-name="P1" draw:layer="layout" svg:x1="20.999cm" svg:y1="8.484cm" svg:x2="27.272cm" svg:y2="5.393cm">
          <text:p/>
        </draw:line>
        <draw:line draw:style-name="gr5" draw:text-style-name="P1" draw:layer="layout" svg:x1="14.999cm" svg:y1="8.484cm" svg:x2="21.272cm" svg:y2="5.484cm">
          <text:p/>
        </draw:line>
        <draw:frame draw:style-name="gr4" draw:text-style-name="P2" draw:layer="layout" svg:width="3.779cm" svg:height="1.673cm" svg:x="3.686cm" svg:y="8.226cm">
          <draw:text-box>
            <text:p text:style-name="P2">Mortar Side</text:p>
            <text:p text:style-name="P2"/>
          </draw:text-box>
        </draw:frame>
        <draw:custom-shape draw:style-name="gr6" draw:text-style-name="P3" draw:layer="Layout" svg:width="6.546cm" svg:height="1.37cm" draw:transform="rotate (1.5707963267949) translate (10.993cm 12.044cm)">
          <text:p text:style-name="P3">MORTAR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91cm" svg:height="0.962cm" svg:x="22.635cm" svg:y="5.953cm">
          <draw:text-box>
            <text:p text:style-name="P2">side 1</text:p>
          </draw:text-box>
        </draw:frame>
        <draw:line draw:style-name="gr7" draw:text-style-name="P1" draw:layer="layout" svg:x1="8.363cm" svg:y1="7.771cm" svg:x2="10.999cm" svg:y2="7.771cm">
          <text:p/>
        </draw:line>
        <draw:line draw:style-name="gr7" draw:text-style-name="P1" draw:layer="layout" svg:x1="10.999cm" svg:y1="9.408cm" svg:x2="8.363cm" svg:y2="9.408cm">
          <text:p/>
        </draw:line>
        <draw:frame draw:style-name="gr8" draw:text-style-name="P2" draw:layer="layout" svg:width="1.213cm" svg:height="0.962cm" svg:x="9.272cm" svg:y="6.771cm">
          <draw:text-box>
            <text:p text:style-name="P2">U⁰</text:p>
          </draw:text-box>
        </draw:frame>
        <draw:frame draw:style-name="gr8" draw:text-style-name="P2" draw:layer="layout" svg:width="1.145cm" svg:height="0.962cm" svg:x="9.308cm" svg:y="8.498cm">
          <draw:text-box>
            <text:p text:style-name="P2">F⁰</text:p>
          </draw:text-box>
        </draw:frame>
        <draw:line draw:style-name="gr7" draw:text-style-name="P1" draw:layer="layout" svg:x1="12.363cm" svg:y1="6.589cm" svg:x2="14.999cm" svg:y2="6.589cm">
          <text:p/>
        </draw:line>
        <draw:line draw:style-name="gr7" draw:text-style-name="P1" draw:layer="layout" svg:x1="14.999cm" svg:y1="8.226cm" svg:x2="12.363cm" svg:y2="8.226cm">
          <text:p/>
        </draw:line>
        <draw:frame draw:style-name="gr8" draw:text-style-name="P2" draw:layer="layout" svg:width="1.171cm" svg:height="0.962cm" svg:x="13.373cm" svg:y="5.627cm">
          <draw:text-box>
            <text:p text:style-name="P2">U²</text:p>
          </draw:text-box>
        </draw:frame>
        <draw:frame draw:style-name="gr8" draw:text-style-name="P2" draw:layer="layout" svg:width="1.103cm" svg:height="0.962cm" svg:x="13.441cm" svg:y="7.317cm">
          <draw:text-box>
            <text:p text:style-name="P2">F²</text:p>
          </draw:text-box>
        </draw:frame>
        <draw:line draw:style-name="gr7" draw:text-style-name="P1" draw:layer="layout" svg:x1="12.363cm" svg:y1="9.771cm" svg:x2="14.999cm" svg:y2="9.771cm">
          <text:p/>
        </draw:line>
        <draw:line draw:style-name="gr7" draw:text-style-name="P1" draw:layer="layout" svg:x1="14.999cm" svg:y1="11.408cm" svg:x2="12.363cm" svg:y2="11.408cm">
          <text:p/>
        </draw:line>
        <draw:frame draw:style-name="gr8" draw:text-style-name="P2" draw:layer="layout" svg:width="1.171cm" svg:height="0.962cm" svg:x="13.373cm" svg:y="8.991cm">
          <draw:text-box>
            <text:p text:style-name="P2">U¹</text:p>
          </draw:text-box>
        </draw:frame>
        <draw:frame draw:style-name="gr8" draw:text-style-name="P2" draw:layer="layout" svg:width="1.103cm" svg:height="0.962cm" svg:x="13.441cm" svg:y="10.498cm">
          <draw:text-box>
            <text:p text:style-name="P2">F¹</text:p>
          </draw:text-box>
        </draw:frame>
        <draw:line draw:style-name="gr9" draw:text-style-name="P1" draw:layer="layout" svg:x1="27.363cm" svg:y1="5.454cm" svg:x2="29.272cm" svg:y2="3.636cm">
          <text:p/>
        </draw:line>
        <draw:line draw:style-name="gr10" draw:text-style-name="P1" draw:layer="layout" svg:x1="0.363cm" svg:y1="13.363cm" svg:x2="2.363cm" svg:y2="11.454cm">
          <text:p/>
        </draw:line>
        <draw:line draw:style-name="gr5" draw:text-style-name="P1" draw:layer="layout" svg:x1="21cm" svg:y1="11.909cm" svg:x2="27.636cm" svg:y2="8.272cm">
          <text:p/>
        </draw:line>
        <draw:line draw:style-name="gr5" draw:text-style-name="P1" draw:layer="layout" svg:x1="21cm" svg:y1="9cm" svg:x2="27.274cm" svg:y2="5.395cm">
          <text:p/>
        </draw:line>
        <draw:line draw:style-name="gr5" draw:text-style-name="P1" draw:layer="layout" svg:x1="15cm" svg:y1="8.454cm" svg:x2="21.545cm" svg:y2="5.363cm">
          <text:p/>
        </draw:line>
        <draw:line draw:style-name="gr5" draw:text-style-name="P1" draw:layer="layout" svg:x1="15cm" svg:y1="8.909cm" svg:x2="21.547cm" svg:y2="5.365cm">
          <text:p/>
        </draw:line>
        <draw:line draw:style-name="gr5" draw:text-style-name="P1" draw:layer="layout" svg:x1="15cm" svg:y1="12cm" svg:x2="21.272cm" svg:y2="8.456cm">
          <text:p/>
        </draw:line>
        <draw:custom-shape draw:style-name="gr2" draw:text-style-name="P1" draw:layer="Layout" svg:width="3.015cm" svg:height="6.03cm" draw:transform="rotate (-1.5707963267949) translate (21.029cm 8.93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17cm" svg:height="6.03cm" draw:transform="rotate (-1.5707963267949) translate (21.029cm 5.484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864cm" svg:height="0.962cm" svg:x="16.545cm" svg:y="9.909cm">
          <draw:text-box>
            <text:p text:style-name="P2">Mortar 1</text:p>
          </draw:text-box>
        </draw:frame>
        <draw:frame draw:style-name="gr4" draw:text-style-name="P2" draw:layer="layout" svg:width="2.864cm" svg:height="0.962cm" svg:x="16.59cm" svg:y="6.401cm">
          <draw:text-box>
            <text:p text:style-name="P2">Mortar 2</text:p>
          </draw:text-box>
        </draw:frame>
      </draw:page>
      <draw:page draw:name="page2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44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frame draw:style-name="gr4" draw:text-style-name="P2" draw:layer="layout" svg:width="1.7cm" svg:height="0.962cm" svg:x="27.036cm" svg:y="0.13cm">
          <draw:text-box>
            <text:p text:style-name="P2"><text:span text:style-name="T1">Flux</text:span></text:p>
          </draw:text-box>
        </draw:frame>
        <draw:custom-shape draw:style-name="gr14" draw:text-style-name="P3" xml:id="id2" draw:id="id2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1" draw:start-glue-point="0" draw:end-shape="id2" draw:end-glue-point="3" svg:d="M14852 18854c0-750 2-250 2-1000" svg:viewBox="0 0 3 1001">
          <text:p/>
        </draw:connector>
        <draw:custom-shape draw:style-name="gr16" draw:text-style-name="P3" xml:id="id3" draw:id="id3" draw:layer="Layout" svg:width="15.909cm" svg:height="2.09cm" draw:transform="rotate (1.5707963267949) translate (33.4cm 17.82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5cm" svg:y1="17.82cm" svg:x2="32.49cm" svg:y2="18.638cm" draw:start-shape="id3" draw:start-glue-point="3" draw:end-shape="id4" draw:end-glue-point="0" svg:d="M34445 17820c0 613-1955 205-1955 818" svg:viewBox="0 0 1956 819">
          <text:p/>
        </draw:connector>
        <draw:custom-shape draw:style-name="gr16" draw:text-style-name="P3" draw:layer="Layout" svg:width="3cm" svg:height="8.818cm" svg:x="22.4cm" svg:y="5.002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cm" svg:y="1.91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1" draw:id="id1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" draw:id="id4" draw:layer="Layout" svg:width="6cm" svg:height="2cm" svg:x="29.49cm" svg:y="18.638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2.544cm" svg:x="26.318cm" svg:y="11.321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18cm" svg:y="1.91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7cm" svg:y="4.939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7cm" svg:y="3.029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7cm" svg:y="15.729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7cm" svg:y="13.856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22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6" draw:id="id6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5" draw:start-glue-point="0" draw:end-shape="id6" draw:end-glue-point="3" svg:d="M14852 18854c0-750 2-250 2-1000" svg:viewBox="0 0 3 1001">
          <text:p/>
        </draw:connector>
        <draw:custom-shape draw:style-name="gr24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5" draw:id="id5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352cm" svg:y1="16.857cm" svg:x2="12.352cm" svg:y2="16.857cm">
          <text:p/>
        </draw:line>
        <draw:line draw:style-name="gr25" draw:text-style-name="P1" draw:layer="layout" svg:x1="13.352cm" svg:y1="16.225cm" svg:x2="12.352cm" svg:y2="16.225cm">
          <text:p/>
        </draw:lin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6.354cm" svg:y1="14.96cm" svg:x2="17.354cm" svg:y2="14.96cm">
          <text:p/>
        </draw:line>
        <draw:line draw:style-name="gr25" draw:text-style-name="P1" draw:layer="layout" svg:x1="13.353cm" svg:y1="17.399cm" svg:x2="12.353cm" svg:y2="17.399cm">
          <text:p/>
        </draw:lin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34" draw:text-style-name="P12" draw:layer="layout" svg:width="7.455cm" svg:height="2.909cm" svg:x="0cm" svg:y="0.4cm">
          <text:p text:style-name="P11"><text:span text:style-name="T4">ProlongToFace</text:span></text:p>
          <text:p text:style-name="P11"><text:span text:style-name="T4">for MPI sides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5.463cm" svg:height="2.363cm" svg:x="0cm" svg:y="3.8cm">
          <text:p text:style-name="P13"><text:span text:style-name="T6">MPI mortarside are not </text:span></text:p>
          <text:p text:style-name="P13"><text:span text:style-name="T6">communicated!</text:span></text:p>
          <text:p text:style-name="P13"><text:span text:style-name="T6">A MPI mortarside has </text:span></text:p>
          <text:p text:style-name="P13"><text:span text:style-name="T6">at least one small side </text:span></text:p>
          <text:p text:style-name="P13"><text:span text:style-name="T6">belonging to MPI_your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53cm" svg:y="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53cm" svg:y="16.63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54cm" svg:y="17.1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63cm" svg:y="14.73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34" draw:text-style-name="P12" draw:layer="layout" svg:width="7.455cm" svg:height="2.909cm" svg:x="0cm" svg:y="0.4cm">
          <text:p text:style-name="P11"><text:span text:style-name="T4">interpolate U </text:span></text:p>
          <text:p text:style-name="P11"><text:span text:style-name="T4">from MPI mortarsides</text:span></text:p>
          <text:p text:style-name="P11"><text:span text:style-name="T4">to small side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8" draw:id="id8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7" draw:start-glue-point="0" draw:end-shape="id8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7" draw:id="id7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37" draw:text-style-name="P14" xml:id="id9" draw:id="id9" draw:layer="layout" svg:width="2.819cm" svg:height="0.455cm" svg:x="9.454cm" svg:y="17.181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1" draw:id="id11" draw:layer="layout" svg:width="2.819cm" svg:height="0.455cm" svg:x="17.445cm" svg:y="15.34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2" draw:id="id12" draw:layer="layout" svg:width="2.819cm" svg:height="0.454cm" svg:x="17.445cm" svg:y="14.071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38" draw:text-style-name="P3" xml:id="id10" draw:id="id10" draw:layer="layout" svg:width="2.909cm" svg:height="1.37cm" draw:transform="rotate (1.5707963267949) translate (21.818cm 17.999cm)">
          <text:p text:style-name="P3"><text:span text:style-name="T1">U_Mor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xml:id="id13" draw:id="id13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37" draw:text-style-name="P14" xml:id="id14" draw:id="id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curve" svg:x1="10.863cm" svg:y1="17.636cm" svg:x2="22.503cm" svg:y2="17.999cm" draw:start-shape="id9" draw:start-glue-point="2" draw:end-shape="id10" draw:end-glue-point="3" svg:d="M10863 17636c0 1296 11640 1114 11640 363" svg:viewBox="0 0 11641 952">
          <text:p/>
        </draw:connector>
        <draw:connector draw:style-name="gr39" draw:text-style-name="P1" draw:layer="layout" draw:type="curve" svg:x1="22.503cm" svg:y1="15.09cm" svg:x2="20.264cm" svg:y2="15.57cm" draw:start-shape="id10" draw:start-glue-point="1" draw:end-shape="id11" draw:end-glue-point="1" svg:d="M22503 15090c0-751-732-627-1001-319s-74 799-1238 799" svg:viewBox="0 0 2240 1041">
          <text:p/>
        </draw:connector>
        <draw:connector draw:style-name="gr39" draw:text-style-name="P1" draw:layer="layout" draw:type="curve" svg:x1="22.503cm" svg:y1="15.09cm" svg:x2="20.264cm" svg:y2="14.298cm" draw:start-shape="id10" draw:start-glue-point="1" draw:end-shape="id12" draw:end-glue-point="1" svg:d="M22503 15090c0-528-746-792-2239-792" svg:viewBox="0 0 2240 793">
          <text:p/>
        </draw:connector>
        <draw:connector draw:style-name="gr39" draw:text-style-name="P1" draw:layer="layout" draw:type="curve" svg:x1="22.503cm" svg:y1="15.09cm" svg:x2="12.264cm" svg:y2="10.571cm" draw:start-shape="id10" draw:start-glue-point="1" draw:end-shape="id13" draw:end-glue-point="1" svg:d="M22503 15090c0-3013-3413-4519-10239-4519" svg:viewBox="0 0 10240 4520">
          <text:p/>
        </draw:connector>
        <draw:connector draw:style-name="gr39" draw:text-style-name="P1" draw:layer="layout" draw:type="curve" svg:x1="22.503cm" svg:y1="15.09cm" svg:x2="12.264cm" svg:y2="13.661cm" draw:start-shape="id10" draw:start-glue-point="1" draw:end-shape="id14" draw:end-glue-point="1" svg:d="M22503 15090c0-953-3413-1429-10239-1429" svg:viewBox="0 0 10240 1430">
          <text:p/>
        </draw:connector>
        <draw:custom-shape draw:style-name="gr35" draw:text-style-name="P13" draw:layer="layout" svg:width="5.464cm" svg:height="2.363cm" svg:x="0cm" svg:y="3.8cm">
          <text:p text:style-name="P13"><text:span text:style-name="T6">A MPI mortarside has </text:span></text:p>
          <text:p text:style-name="P13"><text:span text:style-name="T6">at least one small side </text:span></text:p>
          <text:p text:style-name="P13"><text:span text:style-name="T6">belonging to MPI_your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59cm" svg:y="16.0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59cm" svg:y="16.6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69cm" svg:y="14.74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16" draw:id="id16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15" draw:start-glue-point="0" draw:end-shape="id16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15" draw:id="id15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45cm" svg:y="15.34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5cm" svg:y="14.071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182cm" svg:height="1.818cm" svg:x="20.908cm" svg:y="14cm">
          <text:p text:style-name="P1">SEND 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2" draw:layer="layout" svg:width="7.455cm" svg:height="2.909cm" svg:x="0cm" svg:y="0.4cm">
          <text:p text:style-name="P11"><text:span text:style-name="T4">SEND data</text:span></text:p>
          <text:p text:style-name="P11"><text:span text:style-name="T4">U_plus(MPI_your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75cm" svg:y="14.74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65cm" svg:y="16.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65cm" svg:y="16.646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1" draw:text-style-name="P3" draw:layer="Layout" svg:width="3cm" svg:height="2.544cm" svg:x="9.348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8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48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18" draw:id="id18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17" draw:start-glue-point="0" draw:end-shape="id18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48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17" draw:id="id17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cm" svg:height="1.909cm" svg:x="9.348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37" draw:text-style-name="P14" draw:layer="layout" svg:width="2.819cm" svg:height="0.455cm" svg:x="9.439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44cm" svg:y="15.34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4cm" svg:y="14.071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39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39cm" svg:y="13.434cm">
          <text:p text:style-name="P14">b4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353cm" svg:y1="13.112cm" svg:x2="12.353cm" svg:y2="13.112cm">
          <text:p/>
        </draw:line>
        <draw:line draw:style-name="gr7" draw:text-style-name="P1" draw:layer="layout" svg:x1="13.353cm" svg:y1="12.479cm" svg:x2="12.353cm" svg:y2="12.479cm">
          <text:p/>
        </draw:line>
        <draw:line draw:style-name="gr7" draw:text-style-name="P1" draw:layer="layout" svg:x1="13.353cm" svg:y1="9.994cm" svg:x2="12.353cm" svg:y2="9.994cm">
          <text:p/>
        </draw:line>
        <draw:line draw:style-name="gr7" draw:text-style-name="P1" draw:layer="layout" svg:x1="13.352cm" svg:y1="11.214cm" svg:x2="12.352cm" svg:y2="11.214cm">
          <text:p/>
        </draw:line>
        <draw:line draw:style-name="gr7" draw:text-style-name="P1" draw:layer="layout" svg:x1="13.353cm" svg:y1="6.154cm" svg:x2="12.353cm" svg:y2="6.154cm">
          <text:p/>
        </draw:line>
        <draw:line draw:style-name="gr7" draw:text-style-name="P1" draw:layer="layout" svg:x1="13.353cm" svg:y1="5.521cm" svg:x2="12.353cm" svg:y2="5.521cm">
          <text:p/>
        </draw:line>
        <draw:line draw:style-name="gr7" draw:text-style-name="P1" draw:layer="layout" svg:x1="13.353cm" svg:y1="4.888cm" svg:x2="12.353cm" svg:y2="4.888cm">
          <text:p/>
        </draw:line>
        <draw:line draw:style-name="gr7" draw:text-style-name="P1" draw:layer="layout" svg:x1="13.353cm" svg:y1="4.256cm" svg:x2="12.353cm" svg:y2="4.256cm">
          <text:p/>
        </draw:line>
        <draw:line draw:style-name="gr7" draw:text-style-name="P1" draw:layer="layout" svg:x1="13.353cm" svg:y1="3.623cm" svg:x2="12.353cm" svg:y2="3.623cm">
          <text:p/>
        </draw:line>
        <draw:line draw:style-name="gr7" draw:text-style-name="P1" draw:layer="layout" svg:x1="13.353cm" svg:y1="2.991cm" svg:x2="12.353cm" svg:y2="2.991cm">
          <text:p/>
        </draw:line>
        <draw:line draw:style-name="gr7" draw:text-style-name="P1" draw:layer="layout" svg:x1="13.352cm" svg:y1="2.358cm" svg:x2="12.352cm" svg:y2="2.358cm">
          <text:p/>
        </draw:line>
        <draw:line draw:style-name="gr7" draw:text-style-name="P1" draw:layer="layout" svg:x1="13.352cm" svg:y1="8.684cm" svg:x2="12.352cm" svg:y2="8.684cm">
          <text:p/>
        </draw:line>
        <draw:line draw:style-name="gr7" draw:text-style-name="P1" draw:layer="layout" svg:x1="13.352cm" svg:y1="8.051cm" svg:x2="12.352cm" svg:y2="8.051cm">
          <text:p/>
        </draw:line>
        <draw:line draw:style-name="gr7" draw:text-style-name="P1" draw:layer="layout" svg:x1="13.352cm" svg:y1="7.419cm" svg:x2="12.352cm" svg:y2="7.419cm">
          <text:p/>
        </draw:line>
        <draw:line draw:style-name="gr7" draw:text-style-name="P1" draw:layer="layout" svg:x1="16.354cm" svg:y1="11.214cm" svg:x2="17.354cm" svg:y2="11.214cm">
          <text:p/>
        </draw:line>
        <draw:line draw:style-name="gr7" draw:text-style-name="P1" draw:layer="layout" svg:x1="16.353cm" svg:y1="6.154cm" svg:x2="17.353cm" svg:y2="6.154cm">
          <text:p/>
        </draw:line>
        <draw:line draw:style-name="gr7" draw:text-style-name="P1" draw:layer="layout" svg:x1="16.354cm" svg:y1="10.582cm" svg:x2="17.354cm" svg:y2="10.582cm">
          <text:p/>
        </draw:line>
        <draw:line draw:style-name="gr7" draw:text-style-name="P1" draw:layer="layout" svg:x1="16.354cm" svg:y1="9.949cm" svg:x2="17.354cm" svg:y2="9.949cm">
          <text:p/>
        </draw:line>
        <draw:line draw:style-name="gr7" draw:text-style-name="P1" draw:layer="layout" svg:x1="16.354cm" svg:y1="9.316cm" svg:x2="17.354cm" svg:y2="9.316cm">
          <text:p/>
        </draw:line>
        <draw:line draw:style-name="gr7" draw:text-style-name="P1" draw:layer="layout" svg:x1="16.354cm" svg:y1="8.684cm" svg:x2="17.354cm" svg:y2="8.684cm">
          <text:p/>
        </draw:line>
        <draw:line draw:style-name="gr7" draw:text-style-name="P1" draw:layer="layout" svg:x1="16.354cm" svg:y1="8.051cm" svg:x2="17.354cm" svg:y2="8.051cm">
          <text:p/>
        </draw:line>
        <draw:line draw:style-name="gr7" draw:text-style-name="P1" draw:layer="layout" svg:x1="16.354cm" svg:y1="7.419cm" svg:x2="17.354cm" svg:y2="7.419cm">
          <text:p/>
        </draw:line>
        <draw:line draw:style-name="gr7" draw:text-style-name="P1" draw:layer="layout" svg:x1="16.354cm" svg:y1="6.786cm" svg:x2="17.354cm" svg:y2="6.786cm">
          <text:p/>
        </draw:line>
        <draw:custom-shape draw:style-name="gr42" draw:text-style-name="P14" draw:layer="layout" svg:width="2.819cm" svg:height="0.455cm" svg:x="17.444cm" svg:y="10.26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9.439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4cm" svg:x="17.444cm" svg:y="6.531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17.444cm" svg:y="9.018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6.006cm" svg:height="2.363cm" svg:x="0cm" svg:y="3.8cm">
          <text:p text:style-name="P13"><text:span text:style-name="T6">An inner mortarside has only </text:span></text:p>
          <text:p text:style-name="P13"><text:span text:style-name="T6">small sides not belonging</text:span></text:p>
          <text:p text:style-name="P13"><text:span text:style-name="T6"><text:s/></text:span><text:span text:style-name="T6">to MPI_your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7.455cm" svg:height="2.909cm" svg:x="0cm" svg:y="0.4cm">
          <text:p text:style-name="P1"><text:span text:style-name="T7">ProlongToFace</text:span></text:p>
          <text:p text:style-name="P1"><text:span text:style-name="T7">for BCs, inner mortar-</text:span></text:p>
          <text:p text:style-name="P1"><text:span text:style-name="T7">sides, innersides </text:span></text:p>
          <text:p text:style-name="P1"><text:span text:style-name="T7">and MPI_mine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545cm" svg:x="9.439cm" svg:y="3.35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2.819cm" svg:height="0.454cm" svg:x="9.439cm" svg:y="2.0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2.63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2.0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4.5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7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5.90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7.8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8.3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9.7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10.90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12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12.8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5.90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7.1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7.7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8.3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9.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10.8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4cm" svg:y="14.7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16.0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39cm" svg:y="16.65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20" draw:id="id20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19" draw:start-glue-point="0" draw:end-shape="id20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19" draw:id="id19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45cm" svg:y="15.34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5cm" svg:y="14.071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5cm" svg:y="10.309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6.581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5cm" svg:y="9.036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23" draw:id="id23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9.445cm" svg:y1="3.621cm" svg:x2="7.685cm" svg:y2="4.272cm" draw:start-shape="id21" draw:start-glue-point="3" draw:end-shape="id22" draw:end-glue-point="1" svg:d="M9445 3621c-1174 0-1760 217-1760 651" svg:viewBox="0 0 1761 652">
          <text:p/>
        </draw:connector>
        <draw:connector draw:style-name="gr7" draw:text-style-name="P1" draw:layer="layout" draw:type="curve" svg:x1="7.685cm" svg:y1="7.181cm" svg:x2="9.445cm" svg:y2="6.776cm" draw:start-shape="id22" draw:start-glue-point="3" draw:end-shape="id23" draw:end-glue-point="3" svg:d="M7685 7181c0 751 612 626 851 337s104-742 909-742" svg:viewBox="0 0 1761 969">
          <text:p/>
        </draw:connector>
        <draw:connector draw:style-name="gr7" draw:text-style-name="P1" draw:layer="layout" draw:type="curve" svg:x1="7.685cm" svg:y1="7.181cm" svg:x2="17.454cm" svg:y2="5.499cm" draw:start-shape="id22" draw:start-glue-point="3" draw:end-shape="id24" draw:end-glue-point="3" svg:d="M7685 7181c0 751 2614 626 3353 18s-397-1700 6416-1700" svg:viewBox="0 0 9770 2202">
          <text:p/>
        </draw:connector>
        <draw:custom-shape draw:style-name="gr40" draw:text-style-name="P14" xml:id="id21" draw:id="id21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xml:id="id24" draw:id="id24" draw:layer="Layout" svg:width="2.809cm" svg:height="0.455cm" svg:x="17.454cm" svg:y="5.272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25" draw:id="id25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26" draw:id="id26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7.685cm" svg:y1="7.181cm" svg:x2="9.445cm" svg:y2="9.367cm" draw:start-shape="id22" draw:start-glue-point="3" draw:end-shape="id25" draw:end-glue-point="3" svg:d="M7685 7181c0 1458 586 2186 1760 2186" svg:viewBox="0 0 1761 2187">
          <text:p/>
        </draw:connector>
        <draw:connector draw:style-name="gr45" draw:text-style-name="P1" draw:layer="layout" draw:type="curve" svg:x1="7.685cm" svg:y1="7.181cm" svg:x2="9.445cm" svg:y2="11.822cm" draw:start-shape="id22" draw:start-glue-point="3" draw:end-shape="id26" draw:end-glue-point="3" svg:d="M7685 7181c0 3094 586 4641 1760 4641" svg:viewBox="0 0 1761 4642">
          <text:p/>
        </draw:connector>
        <draw:custom-shape draw:style-name="gr46" draw:text-style-name="P3" xml:id="id22" draw:id="id22" draw:layer="Layout" svg:width="2.909cm" svg:height="1.37cm" draw:transform="rotate (1.5707963267949) translate (7cm 7.181cm)">
          <text:p text:style-name="P3"><text:span text:style-name="T1">U_Mortar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7.455cm" svg:height="2.909cm" svg:x="0cm" svg:y="0.4cm">
          <text:p text:style-name="P1"><text:span text:style-name="T7">interpolate U </text:span></text:p>
          <text:p text:style-name="P1"><text:span text:style-name="T7">from inner mortarsides</text:span></text:p>
          <text:p text:style-name="P1"><text:span text:style-name="T7">to small si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5.9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7.1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7.7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8.4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9.64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10.8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14.7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6.006cm" svg:height="2.363cm" svg:x="0cm" svg:y="3.8cm">
          <text:p text:style-name="P13"><text:span text:style-name="T6">An inner mortarside has only </text:span></text:p>
          <text:p text:style-name="P13"><text:span text:style-name="T6">small sides not belonging</text:span></text:p>
          <text:p text:style-name="P13"><text:span text:style-name="T6"><text:s/></text:span><text:span text:style-name="T6">to MPI_your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28" draw:id="id28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27" draw:start-glue-point="0" draw:end-shape="id28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27" draw:id="id27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364cm" svg:height="1.818cm" svg:x="20.909cm" svg:y="11.818cm">
          <text:p text:style-name="P1">RECV U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7.455cm" svg:height="2.909cm" svg:x="0cm" svg:y="0.4cm">
          <text:p text:style-name="P16"><text:span text:style-name="T8">RECV data</text:span></text:p>
          <text:p text:style-name="P16"><text:span text:style-name="T8">U_plus(MPI_mine)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30" draw:id="id30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29" draw:start-glue-point="0" draw:end-shape="id30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29" draw:id="id29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7.455cm" svg:height="2.909cm" svg:x="0cm" svg:y="0.4cm">
          <text:p text:style-name="P11"><text:span text:style-name="T4">Fillflux</text:span></text:p>
          <text:p text:style-name="P11"><text:span text:style-name="T4">for MPI side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52" draw:text-style-name="P3" xml:id="id31" draw:id="id31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31" draw:start-glue-point="3" draw:end-shape="id32" draw:end-glue-point="0" svg:d="M34446 17819c0 613-1955 205-1955 818" svg:viewBox="0 0 1956 819">
          <text:p/>
        </draw:connector>
        <draw:custom-shape draw:style-name="gr52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53" draw:text-style-name="P3" xml:id="id32" draw:id="id32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5.4cm" svg:y1="13.569cm" svg:x2="26.4cm" svg:y2="13.569cm">
          <text:p/>
        </draw:line>
        <draw:line draw:style-name="gr25" draw:text-style-name="P1" draw:layer="layout" svg:x1="25.4cm" svg:y1="12.936cm" svg:x2="26.4cm" svg:y2="12.936cm">
          <text:p/>
        </draw:line>
        <draw:line draw:style-name="gr25" draw:text-style-name="P1" draw:layer="layout" svg:x1="25.4cm" svg:y1="12.303cm" svg:x2="26.4cm" svg:y2="12.303cm">
          <text:p/>
        </draw:line>
        <draw:line draw:style-name="gr25" draw:text-style-name="P1" draw:layer="layout" svg:x1="25.4cm" svg:y1="11.671cm" svg:x2="26.4cm" svg:y2="11.671cm">
          <text:p/>
        </draw:line>
        <draw:custom-shape draw:style-name="gr54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cm" svg:height="1.181cm" svg:x="26.319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cm" svg:height="1.909cm" svg:x="26.328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cm" svg:height="1.909cm" svg:x="26.328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" draw:layer="layout" svg:width="3cm" svg:height="1.873cm" svg:x="26.328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21.454cm" svg:y1="13.545cm" svg:x2="22.454cm" svg:y2="13.545cm">
          <text:p/>
        </draw:line>
        <draw:line draw:style-name="gr56" draw:text-style-name="P1" draw:layer="layout" svg:x1="21.454cm" svg:y1="12.912cm" svg:x2="22.454cm" svg:y2="12.912cm">
          <text:p/>
        </draw:line>
        <draw:line draw:style-name="gr56" draw:text-style-name="P1" draw:layer="layout" svg:x1="21.454cm" svg:y1="12.279cm" svg:x2="22.454cm" svg:y2="12.279cm">
          <text:p/>
        </draw:line>
        <draw:line draw:style-name="gr56" draw:text-style-name="P1" draw:layer="layout" svg:x1="21.454cm" svg:y1="11.647cm" svg:x2="22.454cm" svg:y2="11.647cm">
          <text:p/>
        </draw:line>
        <draw:custom-shape draw:style-name="gr42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399cm" svg:y="13.275cm">
          <text:p text:style-name="P14">b4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34" draw:id="id34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33" draw:start-glue-point="0" draw:end-shape="id34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33" draw:id="id33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7.455cm" svg:height="2.909cm" svg:x="0cm" svg:y="0.4cm">
          <text:p text:style-name="P19"><text:span text:style-name="T4">Send Flux(MPI_mine)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35" draw:id="id35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35" draw:start-glue-point="3" draw:end-shape="id36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36" draw:id="id36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19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8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3.182cm" svg:height="1.818cm" svg:x="29.636cm" svg:y="11.636cm">
          <text:p text:style-name="P3">SEND F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399cm" svg:y="13.275cm">
          <text:p text:style-name="P14">b4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38" draw:id="id38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37" draw:start-glue-point="0" draw:end-shape="id38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37" draw:id="id37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7.455cm" svg:height="2.909cm" svg:x="0cm" svg:y="0.4cm">
          <text:p text:style-name="P1"><text:span text:style-name="T9">FillFlux</text:span></text:p>
          <text:p text:style-name="P1"><text:span text:style-name="T7">for BCs and innersides 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39" draw:id="id39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39" draw:start-glue-point="3" draw:end-shape="id40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0" draw:id="id40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19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8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5.364cm" svg:y1="11.037cm" svg:x2="26.364cm" svg:y2="11.037cm">
          <text:p/>
        </draw:line>
        <draw:line draw:style-name="gr7" draw:text-style-name="P1" draw:layer="layout" svg:x1="25.363cm" svg:y1="5.977cm" svg:x2="26.363cm" svg:y2="5.977cm">
          <text:p/>
        </draw:line>
        <draw:line draw:style-name="gr7" draw:text-style-name="P1" draw:layer="layout" svg:x1="25.363cm" svg:y1="5.344cm" svg:x2="26.363cm" svg:y2="5.344cm">
          <text:p/>
        </draw:line>
        <draw:line draw:style-name="gr7" draw:text-style-name="P1" draw:layer="layout" svg:x1="25.363cm" svg:y1="2.814cm" svg:x2="26.363cm" svg:y2="2.814cm">
          <text:p/>
        </draw:line>
        <draw:line draw:style-name="gr7" draw:text-style-name="P1" draw:layer="layout" svg:x1="25.364cm" svg:y1="2.181cm" svg:x2="26.364cm" svg:y2="2.181cm">
          <text:p/>
        </draw:line>
        <draw:line draw:style-name="gr7" draw:text-style-name="P1" draw:layer="layout" svg:x1="25.364cm" svg:y1="10.405cm" svg:x2="26.364cm" svg:y2="10.405cm">
          <text:p/>
        </draw:line>
        <draw:line draw:style-name="gr7" draw:text-style-name="P1" draw:layer="layout" svg:x1="25.364cm" svg:y1="9.772cm" svg:x2="26.364cm" svg:y2="9.772cm">
          <text:p/>
        </draw:line>
        <draw:line draw:style-name="gr7" draw:text-style-name="P1" draw:layer="layout" svg:x1="25.364cm" svg:y1="9.139cm" svg:x2="26.364cm" svg:y2="9.139cm">
          <text:p/>
        </draw:line>
        <draw:line draw:style-name="gr7" draw:text-style-name="P1" draw:layer="layout" svg:x1="25.364cm" svg:y1="8.507cm" svg:x2="26.364cm" svg:y2="8.507cm">
          <text:p/>
        </draw:line>
        <draw:line draw:style-name="gr7" draw:text-style-name="P1" draw:layer="layout" svg:x1="25.364cm" svg:y1="7.874cm" svg:x2="26.364cm" svg:y2="7.874cm">
          <text:p/>
        </draw:line>
        <draw:line draw:style-name="gr7" draw:text-style-name="P1" draw:layer="layout" svg:x1="25.364cm" svg:y1="7.242cm" svg:x2="26.364cm" svg:y2="7.242cm">
          <text:p/>
        </draw:line>
        <draw:line draw:style-name="gr7" draw:text-style-name="P1" draw:layer="layout" svg:x1="25.364cm" svg:y1="6.609cm" svg:x2="26.364cm" svg:y2="6.609cm">
          <text:p/>
        </draw:line>
        <draw:line draw:style-name="gr7" draw:text-style-name="P1" draw:layer="layout" svg:x1="21.454cm" svg:y1="11.037cm" svg:x2="22.454cm" svg:y2="11.037cm">
          <text:p/>
        </draw:line>
        <draw:line draw:style-name="gr7" draw:text-style-name="P1" draw:layer="layout" svg:x1="21.453cm" svg:y1="5.977cm" svg:x2="22.453cm" svg:y2="5.977cm">
          <text:p/>
        </draw:line>
        <draw:line draw:style-name="gr7" draw:text-style-name="P1" draw:layer="layout" svg:x1="21.453cm" svg:y1="5.344cm" svg:x2="22.453cm" svg:y2="5.344cm">
          <text:p/>
        </draw:line>
        <draw:line draw:style-name="gr7" draw:text-style-name="P1" draw:layer="layout" svg:x1="21.453cm" svg:y1="2.814cm" svg:x2="22.453cm" svg:y2="2.814cm">
          <text:p/>
        </draw:line>
        <draw:line draw:style-name="gr7" draw:text-style-name="P1" draw:layer="layout" svg:x1="21.454cm" svg:y1="2.181cm" svg:x2="22.454cm" svg:y2="2.181cm">
          <text:p/>
        </draw:line>
        <draw:line draw:style-name="gr7" draw:text-style-name="P1" draw:layer="layout" svg:x1="21.454cm" svg:y1="10.405cm" svg:x2="22.454cm" svg:y2="10.405cm">
          <text:p/>
        </draw:line>
        <draw:line draw:style-name="gr7" draw:text-style-name="P1" draw:layer="layout" svg:x1="21.454cm" svg:y1="9.772cm" svg:x2="22.454cm" svg:y2="9.772cm">
          <text:p/>
        </draw:line>
        <draw:line draw:style-name="gr7" draw:text-style-name="P1" draw:layer="layout" svg:x1="21.454cm" svg:y1="9.139cm" svg:x2="22.454cm" svg:y2="9.139cm">
          <text:p/>
        </draw:line>
        <draw:line draw:style-name="gr7" draw:text-style-name="P1" draw:layer="layout" svg:x1="21.454cm" svg:y1="8.507cm" svg:x2="22.454cm" svg:y2="8.507cm">
          <text:p/>
        </draw:line>
        <draw:line draw:style-name="gr7" draw:text-style-name="P1" draw:layer="layout" svg:x1="21.454cm" svg:y1="7.874cm" svg:x2="22.454cm" svg:y2="7.874cm">
          <text:p/>
        </draw:line>
        <draw:line draw:style-name="gr7" draw:text-style-name="P1" draw:layer="layout" svg:x1="21.454cm" svg:y1="7.242cm" svg:x2="22.454cm" svg:y2="7.242cm">
          <text:p/>
        </draw:line>
        <draw:line draw:style-name="gr7" draw:text-style-name="P1" draw:layer="layout" svg:x1="21.454cm" svg:y1="6.609cm" svg:x2="22.454cm" svg:y2="6.609cm">
          <text:p/>
        </draw:line>
        <draw:custom-shape draw:style-name="gr37" draw:text-style-name="P14" draw:layer="layout" svg:width="2.819cm" svg:height="0.454cm" svg:x="26.401cm" svg:y="10.19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26.4cm" svg:y="5.06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545cm" svg:x="26.401cm" svg:y="6.3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5cm" svg:x="26.401cm" svg:y="8.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2.491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1.95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7.036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5.764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7.673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8.219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9.582cm">
          <text:p text:style-name="P14"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cm" svg:y="10.764cm">
          <text:p text:style-name="P14"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399cm" svg:y="13.275cm">
          <text:p text:style-name="P14">b4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42" draw:id="id42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41" draw:start-glue-point="0" draw:end-shape="id42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41" draw:id="id41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7.455cm" svg:height="2.909cm" svg:x="0cm" svg:y="0.4cm">
          <text:p text:style-name="P3"><text:span text:style-name="T9">Project flux</text:span></text:p>
          <text:p text:style-name="P3"><text:span text:style-name="T9"><text:s/></text:span><text:span text:style-name="T9">contributions to </text:span></text:p>
          <text:p text:style-name="P3"><text:span text:style-name="T9">inner mortarside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43" draw:id="id43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43" draw:start-glue-point="3" draw:end-shape="id44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44" draw:id="id44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19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8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xml:id="id49" draw:id="id49" draw:layer="Layout" svg:width="2.819cm" svg:height="0.454cm" svg:x="26.401cm" svg:y="10.19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47" draw:id="id47" draw:layer="Layout" svg:width="2.819cm" svg:height="0.455cm" svg:x="26.4cm" svg:y="5.06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45" draw:id="id45" draw:layer="Layout" svg:width="2.819cm" svg:height="0.545cm" svg:x="26.401cm" svg:y="6.3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xml:id="id48" draw:id="id48" draw:layer="Layout" svg:width="2.819cm" svg:height="0.455cm" svg:x="26.401cm" svg:y="8.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2.49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1.9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7.0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5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7.6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8.21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9.5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10.7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399cm" svg:y="13.275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38" draw:text-style-name="P3" xml:id="id46" draw:id="id46" draw:layer="layout" svg:width="3.51cm" svg:height="1.37cm" draw:transform="rotate (1.5707963267949) translate (30.849cm 7.058cm)">
          <text:p text:style-name="P3"><text:span text:style-name="T1">Flux_Mortar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50" draw:id="id50" draw:layer="layout" svg:width="2.819cm" svg:height="0.545cm" svg:x="26.401cm" svg:y="3.184cm">
          <text:p text:style-name="P14">a0</text:p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29.22cm" svg:y1="6.626cm" svg:x2="31.534cm" svg:y2="7.058cm" draw:start-shape="id45" draw:start-glue-point="1" draw:end-shape="id46" draw:end-glue-point="3" svg:d="M29220 6626c1221 0 1016 467 1290 763s1024 420 1024-331" svg:viewBox="0 0 2315 995">
          <text:p/>
        </draw:connector>
        <draw:connector draw:style-name="gr45" draw:text-style-name="P1" draw:layer="layout" draw:type="curve" svg:x1="29.219cm" svg:y1="5.294cm" svg:x2="31.534cm" svg:y2="7.058cm" draw:start-shape="id47" draw:start-glue-point="1" draw:end-shape="id46" draw:end-glue-point="3" svg:d="M29219 5294c1221 0 1017 1133 1291 1762s1024 753 1024 2" svg:viewBox="0 0 2316 2282">
          <text:p/>
        </draw:connector>
        <draw:connector draw:style-name="gr45" draw:text-style-name="P1" draw:layer="layout" draw:type="curve" svg:x1="29.22cm" svg:y1="9.217cm" svg:x2="31.534cm" svg:y2="7.058cm" draw:start-shape="id48" draw:start-glue-point="1" draw:end-shape="id46" draw:end-glue-point="3" svg:d="M29220 9217c1543 0 2314-719 2314-2159" svg:viewBox="0 0 2315 2160">
          <text:p/>
        </draw:connector>
        <draw:connector draw:style-name="gr45" draw:text-style-name="P1" draw:layer="layout" draw:type="curve" svg:x1="29.22cm" svg:y1="10.421cm" svg:x2="31.534cm" svg:y2="7.058cm" draw:start-shape="id49" draw:start-glue-point="1" draw:end-shape="id46" draw:end-glue-point="3" svg:d="M29220 10421c1543 0 2314-1121 2314-3363" svg:viewBox="0 0 2315 3364">
          <text:p/>
        </draw:connector>
        <draw:connector draw:style-name="gr45" draw:text-style-name="P1" draw:layer="layout" draw:type="curve" svg:x1="31.534cm" svg:y1="3.548cm" svg:x2="29.22cm" svg:y2="3.456cm" draw:start-shape="id46" draw:start-glue-point="1" draw:end-shape="id50" draw:end-glue-point="1" svg:d="M31534 3548c0-751-750-627-1024-462s-69 370-1290 370" svg:viewBox="0 0 2315 588">
          <text:p/>
        </draw:connector>
        <draw:custom-shape draw:style-name="gr36" draw:text-style-name="P14" draw:layer="layout" svg:width="2.819cm" svg:height="0.454cm" svg:x="26.363cm" svg:y="4.3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363cm" svg:y="3.823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52" draw:id="id52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51" draw:start-glue-point="0" draw:end-shape="id52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51" draw:id="id51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7.455cm" svg:height="2.909cm" svg:x="0cm" svg:y="0.4cm">
          <text:p text:style-name="P3"><text:span text:style-name="T9">Surface Integral</text:span></text:p>
          <text:p text:style-name="P3"><text:span text:style-name="T9">for BC, inner mortar-</text:span></text:p>
          <text:p text:style-name="P3"><text:span text:style-name="T9">sides, innersides </text:span></text:p>
          <text:p text:style-name="P3"><text:span text:style-name="T9">and MPI_mine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53" draw:id="id53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53" draw:start-glue-point="3" draw:end-shape="id54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54" draw:id="id54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19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8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8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01cm" svg:y="10.19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cm" svg:y="5.06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01cm" svg:y="6.3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01cm" svg:y="8.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2.49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1.9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7.0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5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7.6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8.21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9.5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cm" svg:y="10.7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399cm" svg:y="13.275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01cm" svg:y="3.184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363cm" svg:y="4.3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363cm" svg:y="3.82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9.31cm" svg:y1="12.896cm" svg:x2="33.45cm" svg:y2="12.896cm">
          <text:p/>
        </draw:line>
        <draw:line draw:style-name="gr7" draw:text-style-name="P1" draw:layer="layout" svg:x1="29.31cm" svg:y1="12.263cm" svg:x2="33.45cm" svg:y2="12.263cm">
          <text:p/>
        </draw:line>
        <draw:line draw:style-name="gr7" draw:text-style-name="P1" draw:layer="layout" svg:x1="29.314cm" svg:y1="11.098cm" svg:x2="33.454cm" svg:y2="11.098cm">
          <text:p/>
        </draw:line>
        <draw:line draw:style-name="gr7" draw:text-style-name="P1" draw:layer="layout" svg:x1="29.31cm" svg:y1="6.038cm" svg:x2="33.45cm" svg:y2="6.038cm">
          <text:p/>
        </draw:line>
        <draw:line draw:style-name="gr7" draw:text-style-name="P1" draw:layer="layout" svg:x1="29.31cm" svg:y1="5.405cm" svg:x2="33.45cm" svg:y2="5.405cm">
          <text:p/>
        </draw:line>
        <draw:line draw:style-name="gr7" draw:text-style-name="P1" draw:layer="layout" svg:x1="29.31cm" svg:y1="4.772cm" svg:x2="33.45cm" svg:y2="4.772cm">
          <text:p/>
        </draw:line>
        <draw:line draw:style-name="gr7" draw:text-style-name="P1" draw:layer="layout" svg:x1="29.31cm" svg:y1="4.14cm" svg:x2="33.45cm" svg:y2="4.14cm">
          <text:p/>
        </draw:line>
        <draw:line draw:style-name="gr7" draw:text-style-name="P1" draw:layer="layout" svg:x1="29.31cm" svg:y1="3.507cm" svg:x2="33.45cm" svg:y2="3.507cm">
          <text:p/>
        </draw:line>
        <draw:line draw:style-name="gr7" draw:text-style-name="P1" draw:layer="layout" svg:x1="29.31cm" svg:y1="2.875cm" svg:x2="33.45cm" svg:y2="2.875cm">
          <text:p/>
        </draw:line>
        <draw:line draw:style-name="gr7" draw:text-style-name="P1" draw:layer="layout" svg:x1="29.314cm" svg:y1="2.242cm" svg:x2="33.454cm" svg:y2="2.242cm">
          <text:p/>
        </draw:line>
        <draw:line draw:style-name="gr7" draw:text-style-name="P1" draw:layer="layout" svg:x1="29.314cm" svg:y1="10.466cm" svg:x2="33.454cm" svg:y2="10.466cm">
          <text:p/>
        </draw:line>
        <draw:line draw:style-name="gr7" draw:text-style-name="P1" draw:layer="layout" svg:x1="29.314cm" svg:y1="9.833cm" svg:x2="33.454cm" svg:y2="9.833cm">
          <text:p/>
        </draw:line>
        <draw:line draw:style-name="gr7" draw:text-style-name="P1" draw:layer="layout" svg:x1="29.314cm" svg:y1="9.2cm" svg:x2="33.454cm" svg:y2="9.2cm">
          <text:p/>
        </draw:line>
        <draw:line draw:style-name="gr7" draw:text-style-name="P1" draw:layer="layout" svg:x1="29.314cm" svg:y1="8.568cm" svg:x2="33.454cm" svg:y2="8.568cm">
          <text:p/>
        </draw:line>
        <draw:line draw:style-name="gr7" draw:text-style-name="P1" draw:layer="layout" svg:x1="29.314cm" svg:y1="7.935cm" svg:x2="33.454cm" svg:y2="7.935cm">
          <text:p/>
        </draw:line>
        <draw:line draw:style-name="gr7" draw:text-style-name="P1" draw:layer="layout" svg:x1="29.314cm" svg:y1="7.303cm" svg:x2="33.454cm" svg:y2="7.303cm">
          <text:p/>
        </draw:line>
        <draw:line draw:style-name="gr7" draw:text-style-name="P1" draw:layer="layout" svg:x1="29.314cm" svg:y1="6.67cm" svg:x2="33.454cm" svg:y2="6.67cm">
          <text:p/>
        </draw:line>
        <draw:custom-shape draw:style-name="gr35" draw:text-style-name="P13" draw:layer="layout" svg:width="6.006cm" svg:height="2.47cm" svg:x="0.001cm" svg:y="3.802cm">
          <text:p text:style-name="P13"><text:span text:style-name="T6">fluxes of small sides </text:span></text:p>
          <text:p text:style-name="P13"><text:span text:style-name="T6">belonging to a mortarside </text:span></text:p>
          <text:p text:style-name="P13"><text:span text:style-name="T6"><text:s/></text:span><text:span text:style-name="T6">can also be added to the small</text:span></text:p>
          <text:p text:style-name="P13"><text:span text:style-name="T6">elements, MPI_mine belong</text:span></text:p>
          <text:p text:style-name="P13"><text:span text:style-name="T6">only to the mortarside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56" draw:id="id56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55" draw:start-glue-point="0" draw:end-shape="id56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55" draw:id="id55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7.455cm" svg:height="2.909cm" svg:x="0cm" svg:y="0.4cm">
          <text:p text:style-name="P21"><text:span text:style-name="T8">Receive Fluxes</text:span></text:p>
          <text:p text:style-name="P21"><text:span text:style-name="T8">in Flux(MPI_yours)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57" draw:id="id57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57" draw:start-glue-point="3" draw:end-shape="id58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58" draw:id="id58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23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3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3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3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0.19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5.06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14cm" svg:y="6.3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8.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2.49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1.9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7.0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5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7.6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8.21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9.5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10.7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3.275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14cm" svg:y="3.184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4.3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3.8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5cm" svg:x="26.414cm" svg:y="15.22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.819cm" svg:height="0.454cm" svg:x="26.414cm" svg:y="13.95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4cm" svg:y="14.58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364cm" svg:height="1.818cm" svg:x="29.545cm" svg:y="13.818cm">
          <text:p text:style-name="P1">RECV F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5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60" draw:id="id60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59" draw:start-glue-point="0" draw:end-shape="id60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59" draw:id="id59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7.455cm" svg:height="2.909cm" svg:x="0cm" svg:y="0.4cm">
          <text:p text:style-name="P19"><text:span text:style-name="T4">Project flux</text:span></text:p>
          <text:p text:style-name="P19"><text:span text:style-name="T4"><text:s/></text:span><text:span text:style-name="T4">contributions to </text:span></text:p>
          <text:p text:style-name="P19"><text:span text:style-name="T4">MPI mortarside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61" draw:id="id61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61" draw:start-glue-point="3" draw:end-shape="id62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62" draw:id="id62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23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3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3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3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xml:id="id68" draw:id="id68" draw:layer="Layout" svg:width="2.819cm" svg:height="0.454cm" svg:x="26.414cm" svg:y="10.19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5.06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14cm" svg:y="6.3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8.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2.49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1.9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7.0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5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7.6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8.21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9.5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10.7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0" draw:text-style-name="P14" xml:id="id67" draw:id="id67" draw:layer="Layout" svg:width="2.819cm" svg:height="0.454cm" svg:x="26.414cm" svg:y="13.275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14cm" svg:y="3.184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4.3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3.8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xml:id="id66" draw:id="id66" draw:layer="Layout" svg:width="2.819cm" svg:height="0.455cm" svg:x="26.414cm" svg:y="15.22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65" draw:id="id65" draw:layer="Layout" svg:width="2.819cm" svg:height="0.454cm" svg:x="26.414cm" svg:y="13.95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4.5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xml:id="id64" draw:id="id64" draw:layer="layout" svg:width="2.819cm" svg:height="0.455cm" svg:x="26.4cm" svg:y="17.117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38" draw:text-style-name="P3" xml:id="id63" draw:id="id63" draw:layer="layout" svg:width="3.51cm" svg:height="1.37cm" draw:transform="rotate (1.5707963267949) translate (30.94cm 17.39cm)">
          <text:p text:style-name="P3"><text:span text:style-name="T1">Flux_Mortar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curve" svg:x1="31.625cm" svg:y1="17.39cm" svg:x2="27.809cm" svg:y2="17.572cm" draw:start-shape="id63" draw:start-glue-point="3" draw:end-shape="id64" draw:end-glue-point="2" svg:d="M31625 17390c0 1021-3816 930-3816 182" svg:viewBox="0 0 3817 756">
          <text:p/>
        </draw:connector>
        <draw:connector draw:style-name="gr39" draw:text-style-name="P1" draw:layer="layout" draw:type="curve" svg:x1="29.233cm" svg:y1="14.177cm" svg:x2="31.625cm" svg:y2="13.88cm" draw:start-shape="id65" draw:start-glue-point="1" draw:end-shape="id63" draw:end-glue-point="1" svg:d="M29233 14177c1279 0 1066-399 1344-661s1048-387 1048 364" svg:viewBox="0 0 2393 865">
          <text:p/>
        </draw:connector>
        <draw:connector draw:style-name="gr39" draw:text-style-name="P1" draw:layer="layout" draw:type="curve" svg:x1="29.233cm" svg:y1="15.45cm" svg:x2="31.625cm" svg:y2="13.88cm" draw:start-shape="id66" draw:start-glue-point="1" draw:end-shape="id63" draw:end-glue-point="1" svg:d="M29233 15450c1279 0 1066-1036 1344-1616s1048-705 1048 46" svg:viewBox="0 0 2393 2094">
          <text:p/>
        </draw:connector>
        <draw:connector draw:style-name="gr39" draw:text-style-name="P1" draw:layer="layout" draw:type="curve" svg:x1="29.233cm" svg:y1="13.502cm" svg:x2="31.625cm" svg:y2="13.88cm" draw:start-shape="id67" draw:start-glue-point="1" draw:end-shape="id63" draw:end-glue-point="1" svg:d="M29233 13502c1279 0 1066-61 1344-154s1048-219 1048 532" svg:viewBox="0 0 2393 604">
          <text:p/>
        </draw:connector>
        <draw:connector draw:style-name="gr39" draw:text-style-name="P1" draw:layer="layout" draw:type="curve" svg:x1="29.233cm" svg:y1="10.421cm" svg:x2="31.625cm" svg:y2="13.88cm" draw:start-shape="id68" draw:start-glue-point="1" draw:end-shape="id63" draw:end-glue-point="1" svg:d="M29233 10421c1595 0 2392 1153 2392 3459" svg:viewBox="0 0 2393 3460">
          <text:p/>
        </draw:connector>
        <draw:custom-shape draw:style-name="gr36" draw:text-style-name="P14" draw:layer="layout" svg:width="2.819cm" svg:height="0.454cm" svg:x="26.363cm" svg:y="15.81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363cm" svg:y="16.455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Standard"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63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custom-shape draw:style-name="gr14" draw:text-style-name="P3" xml:id="id70" draw:id="id70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69" draw:start-glue-point="0" draw:end-shape="id70" draw:end-glue-point="3" svg:d="M14852 18854c0-750 2-250 2-1000" svg:viewBox="0 0 3 1001">
          <text:p/>
        </draw:connector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69" draw:id="id69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8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8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8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0" draw:text-style-name="P14" draw:layer="Layout" svg:width="2.819cm" svg:height="0.455cm" svg:x="9.445cm" svg:y="17.25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17.453cm" svg:y="15.36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17.449cm" svg:y="14.09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0.34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3.43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10.272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9cm" svg:y="6.4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9cm" svg:y="8.9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6.50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9.445cm" svg:y="3.349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9.445cm" svg:y="9.1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9.445cm" svg:y="11.595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819cm" svg:height="0.454cm" svg:x="9.46cm" svg:y="17.1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.819cm" svg:height="0.454cm" svg:x="9.444cm" svg:y="2.09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6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2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4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5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7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8.3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9.7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0.9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18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2.8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5.8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0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7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8.36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9.6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0.9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4.7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9.444cm" svg:y="16.6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17.449cm" svg:y="12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7.455cm" svg:height="2.909cm" svg:x="0cm" svg:y="0.4cm">
          <text:p text:style-name="P19"><text:span text:style-name="T4">Surface Integral</text:span></text:p>
          <text:p text:style-name="P19"><text:span text:style-name="T4">for remaining</text:span></text:p>
          <text:p text:style-name="P19"><text:span text:style-name="T4">MPI sides and</text:span></text:p>
          <text:p text:style-name="P19"><text:span text:style-name="T4">MPI mortarside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cm" svg:height="0.962cm" svg:x="27.037cm" svg:y="0.129cm">
          <draw:text-box>
            <text:p text:style-name="P2"><text:span text:style-name="T1">Flux</text:span></text:p>
          </draw:text-box>
        </draw:frame>
        <draw:custom-shape draw:style-name="gr16" draw:text-style-name="P3" xml:id="id71" draw:id="id71" draw:layer="Layout" svg:width="15.909cm" svg:height="2.09cm" draw:transform="rotate (1.5707963267949) translate (33.401cm 17.819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6cm" svg:y1="17.819cm" svg:x2="32.491cm" svg:y2="18.637cm" draw:start-shape="id71" draw:start-glue-point="3" draw:end-shape="id72" draw:end-glue-point="0" svg:d="M34446 17819c0 613-1955 205-1955 818" svg:viewBox="0 0 1956 819">
          <text:p/>
        </draw:connector>
        <draw:custom-shape draw:style-name="gr16" draw:text-style-name="P3" draw:layer="Layout" svg:width="3cm" svg:height="8.908cm" svg:x="22.401cm" svg:y="5.001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01cm" svg:y="1.9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72" draw:id="id72" draw:layer="Layout" svg:width="6cm" svg:height="2cm" svg:x="29.491cm" svg:y="18.637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.544cm" svg:x="26.323cm" svg:y="11.32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23cm" svg:y="1.9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3cm" svg:y="4.938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3cm" svg:y="3.028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3cm" svg:y="15.728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3cm" svg:y="13.855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2.6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0.19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5.06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14cm" svg:y="6.354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8.99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2.49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1.9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7.0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5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7.67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8.21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9.5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819cm" svg:height="0.454cm" svg:x="26.414cm" svg:y="10.7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1.43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3.275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545cm" svg:x="26.414cm" svg:y="3.184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4.3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3.8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14cm" svg:y="15.22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4cm" svg:x="26.414cm" svg:y="13.95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414cm" svg:y="14.58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819cm" svg:height="0.455cm" svg:x="26.4cm" svg:y="17.117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363cm" svg:y="15.81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.819cm" svg:height="0.454cm" svg:x="26.363cm" svg:y="16.455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9.314cm" svg:y1="14.795cm" svg:x2="33.454cm" svg:y2="14.795cm">
          <text:p/>
        </draw:line>
        <draw:line draw:style-name="gr25" draw:text-style-name="P1" draw:layer="layout" svg:x1="29.314cm" svg:y1="17.325cm" svg:x2="33.454cm" svg:y2="17.325cm">
          <text:p/>
        </draw:line>
        <draw:line draw:style-name="gr25" draw:text-style-name="P1" draw:layer="layout" svg:x1="29.314cm" svg:y1="16.692cm" svg:x2="33.454cm" svg:y2="16.692cm">
          <text:p/>
        </draw:line>
        <draw:line draw:style-name="gr25" draw:text-style-name="P1" draw:layer="layout" svg:x1="29.314cm" svg:y1="16.06cm" svg:x2="33.454cm" svg:y2="16.06cm">
          <text:p/>
        </draw:line>
      </draw:page>
      <draw:page draw:name="page17" draw:style-name="dp1" draw:master-page-name="Standard">
        <draw:line draw:style-name="gr25" draw:text-style-name="P1" draw:layer="layout" svg:x1="29.313cm" svg:y1="14.744cm" svg:x2="33.486cm" svg:y2="14.744cm">
          <text:p/>
        </draw:line>
        <draw:line draw:style-name="gr7" draw:text-style-name="P1" draw:layer="layout" svg:x1="29.309cm" svg:y1="12.846cm" svg:x2="33.45cm" svg:y2="12.846cm">
          <text:p/>
        </draw:line>
        <draw:line draw:style-name="gr7" draw:text-style-name="P1" draw:layer="layout" svg:x1="29.309cm" svg:y1="12.213cm" svg:x2="33.45cm" svg:y2="12.213cm">
          <text:p/>
        </draw:line>
        <draw:line draw:style-name="gr7" draw:text-style-name="P1" draw:layer="layout" svg:x1="29.313cm" svg:y1="10.948cm" svg:x2="33.454cm" svg:y2="10.948cm">
          <text:p/>
        </draw:line>
        <draw:line draw:style-name="gr7" draw:text-style-name="P1" draw:layer="layout" svg:x1="29.309cm" svg:y1="5.888cm" svg:x2="33.45cm" svg:y2="5.888cm">
          <text:p/>
        </draw:line>
        <draw:line draw:style-name="gr7" draw:text-style-name="P1" draw:layer="layout" svg:x1="29.309cm" svg:y1="5.255cm" svg:x2="33.45cm" svg:y2="5.255cm">
          <text:p/>
        </draw:line>
        <draw:line draw:style-name="gr7" draw:text-style-name="P1" draw:layer="layout" svg:x1="29.309cm" svg:y1="4.622cm" svg:x2="33.45cm" svg:y2="4.622cm">
          <text:p/>
        </draw:line>
        <draw:line draw:style-name="gr7" draw:text-style-name="P1" draw:layer="layout" svg:x1="29.309cm" svg:y1="3.99cm" svg:x2="33.45cm" svg:y2="3.99cm">
          <text:p/>
        </draw:line>
        <draw:line draw:style-name="gr7" draw:text-style-name="P1" draw:layer="layout" svg:x1="29.309cm" svg:y1="3.357cm" svg:x2="33.45cm" svg:y2="3.357cm">
          <text:p/>
        </draw:line>
        <draw:line draw:style-name="gr7" draw:text-style-name="P1" draw:layer="layout" svg:x1="29.309cm" svg:y1="2.725cm" svg:x2="33.45cm" svg:y2="2.725cm">
          <text:p/>
        </draw:line>
        <draw:line draw:style-name="gr7" draw:text-style-name="P1" draw:layer="layout" svg:x1="29.313cm" svg:y1="2.092cm" svg:x2="33.454cm" svg:y2="2.092cm">
          <text:p/>
        </draw:line>
        <draw:line draw:style-name="gr7" draw:text-style-name="P1" draw:layer="layout" svg:x1="29.313cm" svg:y1="10.316cm" svg:x2="33.454cm" svg:y2="10.316cm">
          <text:p/>
        </draw:line>
        <draw:line draw:style-name="gr7" draw:text-style-name="P1" draw:layer="layout" svg:x1="29.313cm" svg:y1="9.683cm" svg:x2="33.454cm" svg:y2="9.683cm">
          <text:p/>
        </draw:line>
        <draw:line draw:style-name="gr7" draw:text-style-name="P1" draw:layer="layout" svg:x1="29.313cm" svg:y1="9.05cm" svg:x2="33.454cm" svg:y2="9.05cm">
          <text:p/>
        </draw:line>
        <draw:line draw:style-name="gr7" draw:text-style-name="P1" draw:layer="layout" svg:x1="29.313cm" svg:y1="8.418cm" svg:x2="33.454cm" svg:y2="8.418cm">
          <text:p/>
        </draw:line>
        <draw:line draw:style-name="gr7" draw:text-style-name="P1" draw:layer="layout" svg:x1="29.313cm" svg:y1="7.785cm" svg:x2="33.454cm" svg:y2="7.785cm">
          <text:p/>
        </draw:line>
        <draw:line draw:style-name="gr7" draw:text-style-name="P1" draw:layer="layout" svg:x1="29.313cm" svg:y1="7.153cm" svg:x2="33.454cm" svg:y2="7.153cm">
          <text:p/>
        </draw:line>
        <draw:line draw:style-name="gr7" draw:text-style-name="P1" draw:layer="layout" svg:x1="29.313cm" svg:y1="6.52cm" svg:x2="33.486cm" svg:y2="6.52cm">
          <text:p/>
        </draw:line>
        <draw:line draw:style-name="gr25" draw:text-style-name="P1" draw:layer="layout" svg:x1="29.313cm" svg:y1="17.274cm" svg:x2="33.454cm" svg:y2="17.274cm">
          <text:p/>
        </draw:line>
        <draw:line draw:style-name="gr25" draw:text-style-name="P1" draw:layer="layout" svg:x1="29.313cm" svg:y1="16.641cm" svg:x2="33.454cm" svg:y2="16.641cm">
          <text:p/>
        </draw:line>
        <draw:line draw:style-name="gr25" draw:text-style-name="P1" draw:layer="layout" svg:x1="29.313cm" svg:y1="16.009cm" svg:x2="33.454cm" svg:y2="16.009cm">
          <text:p/>
        </draw:line>
        <draw:custom-shape draw:style-name="gr11" draw:text-style-name="P3" draw:layer="Layout" svg:width="3cm" svg:height="2.544cm" svg:x="9.344cm" svg:y="11.446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009cm" svg:height="1.873cm" svg:x="9.3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9.344cm" svg:y="2.036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9.353cm" svg:y="5.064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.673cm" svg:x="9.344cm" svg:y="0.09cm">
          <draw:text-box>
            <text:p text:style-name="P2"><text:span text:style-name="T1">U_minus</text:span></text:p>
            <text:p text:style-name="P2"><text:span text:style-name="T1">(master)</text:span></text:p>
          </draw:text-box>
        </draw:frame>
        <draw:frame draw:style-name="gr4" draw:text-style-name="P2" draw:layer="layout" svg:width="2.471cm" svg:height="1.673cm" svg:x="17.354cm" svg:y="0.126cm">
          <draw:text-box>
            <text:p text:style-name="P2"><text:span text:style-name="T1">U_plus</text:span></text:p>
            <text:p text:style-name="P2"><text:span text:style-name="T1">(slave)</text:span></text:p>
          </draw:text-box>
        </draw:frame>
        <draw:frame draw:style-name="gr4" draw:text-style-name="P2" draw:layer="layout" svg:width="1.7cm" svg:height="0.962cm" svg:x="27.036cm" svg:y="0.13cm">
          <draw:text-box>
            <text:p text:style-name="P2"><text:span text:style-name="T1">Flux</text:span></text:p>
          </draw:text-box>
        </draw:frame>
        <draw:custom-shape draw:style-name="gr14" draw:text-style-name="P3" xml:id="id74" draw:id="id74" draw:layer="Layout" svg:width="15.909cm" svg:height="3cm" draw:transform="rotate (1.5707963267949) translate (13.354cm 17.854cm)">
          <text:p text:style-name="P3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14.852cm" svg:y1="18.854cm" svg:x2="14.854cm" svg:y2="17.854cm" draw:start-shape="id73" draw:start-glue-point="0" draw:end-shape="id74" draw:end-glue-point="3" svg:d="M14852 18854c0-750 2-250 2-1000" svg:viewBox="0 0 3 1001">
          <text:p/>
        </draw:connector>
        <draw:custom-shape draw:style-name="gr16" draw:text-style-name="P3" xml:id="id75" draw:id="id75" draw:layer="Layout" svg:width="15.909cm" svg:height="2.09cm" draw:transform="rotate (1.5707963267949) translate (33.4cm 17.82cm)">
          <text:p text:style-name="P3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34.445cm" svg:y1="17.82cm" svg:x2="32.49cm" svg:y2="18.638cm" draw:start-shape="id75" draw:start-glue-point="3" draw:end-shape="id76" draw:end-glue-point="0" svg:d="M34445 17820c0 613-1955 205-1955 818" svg:viewBox="0 0 1956 819">
          <text:p/>
        </draw:connector>
        <draw:custom-shape draw:style-name="gr16" draw:text-style-name="P3" draw:layer="Layout" svg:width="3cm" svg:height="8.818cm" svg:x="22.4cm" svg:y="5.002cm">
          <text:p text:style-name="P3"><text:span text:style-name="T1">fillflux</text:span></text:p>
          <text:p text:style-name="P3"><text:span text:style-name="T1">(U_minus,</text:span></text:p>
          <text:p text:style-name="P3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cm" svg:height="1.091cm" svg:x="22.4cm" svg:y="1.911cm">
          <text:p text:style-name="P3"><text:span text:style-name="T1">FillFluxB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cm" svg:height="1.909cm" svg:x="9.353cm" svg:y="3.154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4" xml:id="id79" draw:id="id79" draw:layer="Layout" svg:width="2.819cm" svg:height="0.545cm" svg:x="9.444cm" svg:y="6.49cm">
          <text:p text:style-name="P14">a1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035cm" svg:height="0.962cm" svg:x="8.534cm" svg:y="7.945cm">
          <draw:text-box>
            <text:p text:style-name="P2"><text:span text:style-name="T1">...</text:span></text:p>
          </draw:text-box>
        </draw:frame>
        <draw:custom-shape draw:style-name="gr46" draw:text-style-name="P3" xml:id="id78" draw:id="id78" draw:layer="Layout" svg:width="2.909cm" svg:height="1.37cm" draw:transform="rotate (1.5707963267949) translate (6.802cm 5.763cm)">
          <text:p text:style-name="P3"><text:span text:style-name="T1">U_Mort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9.444cm" svg:y1="3.607cm" svg:x2="7.487cm" svg:y2="2.854cm" draw:start-shape="id77" draw:start-glue-point="3" draw:end-shape="id78" draw:end-glue-point="1" svg:d="M9444 3607c-954 0-794-627-1045-1003s-912-501-912 250" svg:viewBox="0 0 1958 1303">
          <text:p/>
        </draw:connector>
        <draw:connector draw:style-name="gr7" draw:text-style-name="P1" draw:layer="layout" draw:type="curve" svg:x1="7.487cm" svg:y1="5.763cm" svg:x2="9.444cm" svg:y2="6.762cm" draw:start-shape="id78" draw:start-glue-point="3" draw:end-shape="id79" draw:end-glue-point="3" svg:d="M7487 5763c0 666 652 999 1957 999" svg:viewBox="0 0 1958 1000">
          <text:p/>
        </draw:connector>
        <draw:custom-shape draw:style-name="gr40" draw:text-style-name="P14" xml:id="id77" draw:id="id77" draw:layer="Layout" svg:width="2.819cm" svg:height="0.545cm" svg:x="9.444cm" svg:y="3.335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6" draw:text-style-name="P3" xml:id="id89" draw:id="id89" draw:layer="Layout" svg:width="3.51cm" svg:height="1.37cm" draw:transform="rotate (1.5707963267949) translate (30.848cm 7.057cm)">
          <text:p text:style-name="P3"><text:span text:style-name="T1">Flux_Mortar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73" draw:id="id73" draw:layer="Layout" svg:width="6.821cm" svg:height="1.909cm" svg:x="11.442cm" svg:y="18.854cm">
          <text:p text:style-name="P3"><text:span text:style-name="T1">U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76" draw:id="id76" draw:layer="Layout" svg:width="6cm" svg:height="2cm" svg:x="29.49cm" svg:y="18.638cm">
          <text:p text:style-name="P3"><text:span text:style-name="T1">Ut</text:span></text:p>
          <text:p text:style-name="P3"><text:span text:style-name="T1">(3D volume data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353cm" svg:y1="13.062cm" svg:x2="12.353cm" svg:y2="13.062cm">
          <text:p/>
        </draw:line>
        <draw:line draw:style-name="gr7" draw:text-style-name="P1" draw:layer="layout" svg:x1="13.353cm" svg:y1="12.429cm" svg:x2="12.353cm" svg:y2="12.429cm">
          <text:p/>
        </draw:line>
        <draw:line draw:style-name="gr7" draw:text-style-name="P1" draw:layer="layout" svg:x1="13.353cm" svg:y1="9.944cm" svg:x2="12.353cm" svg:y2="9.944cm">
          <text:p/>
        </draw:line>
        <draw:line draw:style-name="gr7" draw:text-style-name="P1" draw:layer="layout" svg:x1="13.352cm" svg:y1="11.164cm" svg:x2="12.352cm" svg:y2="11.164cm">
          <text:p/>
        </draw:line>
        <draw:line draw:style-name="gr7" draw:text-style-name="P1" draw:layer="layout" svg:x1="13.353cm" svg:y1="6.104cm" svg:x2="12.353cm" svg:y2="6.104cm">
          <text:p/>
        </draw:line>
        <draw:line draw:style-name="gr7" draw:text-style-name="P1" draw:layer="layout" svg:x1="13.353cm" svg:y1="5.471cm" svg:x2="12.353cm" svg:y2="5.471cm">
          <text:p/>
        </draw:line>
        <draw:line draw:style-name="gr7" draw:text-style-name="P1" draw:layer="layout" svg:x1="13.353cm" svg:y1="4.838cm" svg:x2="12.353cm" svg:y2="4.838cm">
          <text:p/>
        </draw:line>
        <draw:line draw:style-name="gr7" draw:text-style-name="P1" draw:layer="layout" svg:x1="13.353cm" svg:y1="4.206cm" svg:x2="12.353cm" svg:y2="4.206cm">
          <text:p/>
        </draw:line>
        <draw:line draw:style-name="gr7" draw:text-style-name="P1" draw:layer="layout" svg:x1="13.353cm" svg:y1="3.573cm" svg:x2="12.353cm" svg:y2="3.573cm">
          <text:p/>
        </draw:line>
        <draw:line draw:style-name="gr7" draw:text-style-name="P1" draw:layer="layout" svg:x1="13.353cm" svg:y1="2.941cm" svg:x2="12.353cm" svg:y2="2.941cm">
          <text:p/>
        </draw:line>
        <draw:line draw:style-name="gr7" draw:text-style-name="P1" draw:layer="layout" svg:x1="13.352cm" svg:y1="2.308cm" svg:x2="12.352cm" svg:y2="2.308cm">
          <text:p/>
        </draw:line>
        <draw:line draw:style-name="gr7" draw:text-style-name="P1" draw:layer="layout" svg:x1="13.352cm" svg:y1="8.634cm" svg:x2="12.352cm" svg:y2="8.634cm">
          <text:p/>
        </draw:line>
        <draw:line draw:style-name="gr7" draw:text-style-name="P1" draw:layer="layout" svg:x1="13.352cm" svg:y1="8.001cm" svg:x2="12.352cm" svg:y2="8.001cm">
          <text:p/>
        </draw:line>
        <draw:line draw:style-name="gr7" draw:text-style-name="P1" draw:layer="layout" svg:x1="13.352cm" svg:y1="7.369cm" svg:x2="12.352cm" svg:y2="7.369cm">
          <text:p/>
        </draw:line>
        <draw:line draw:style-name="gr25" draw:text-style-name="P1" draw:layer="layout" svg:x1="13.352cm" svg:y1="16.857cm" svg:x2="12.352cm" svg:y2="16.857cm">
          <text:p/>
        </draw:line>
        <draw:line draw:style-name="gr25" draw:text-style-name="P1" draw:layer="layout" svg:x1="13.352cm" svg:y1="16.225cm" svg:x2="12.352cm" svg:y2="16.225cm">
          <text:p/>
        </draw:line>
        <draw:custom-shape draw:style-name="gr17" draw:text-style-name="P6" draw:layer="Layout" svg:width="3cm" svg:height="1.909cm" svg:x="9.353cm" svg:y="15.854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cm" svg:height="2.544cm" svg:x="17.353cm" svg:y="11.419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3cm" svg:height="1.873cm" svg:x="17.353cm" svg:y="13.981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17.353cm" svg:y="5.037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6.354cm" svg:y1="14.96cm" svg:x2="17.354cm" svg:y2="14.96cm">
          <text:p/>
        </draw:line>
        <draw:line draw:style-name="gr7" draw:text-style-name="P1" draw:layer="layout" svg:x1="16.354cm" svg:y1="11.164cm" svg:x2="17.354cm" svg:y2="11.164cm">
          <text:p/>
        </draw:line>
        <draw:line draw:style-name="gr7" draw:text-style-name="P1" draw:layer="layout" svg:x1="16.353cm" svg:y1="6.104cm" svg:x2="17.353cm" svg:y2="6.104cm">
          <text:p/>
        </draw:line>
        <draw:line draw:style-name="gr7" draw:text-style-name="P1" draw:layer="layout" svg:x1="16.354cm" svg:y1="10.532cm" svg:x2="17.354cm" svg:y2="10.532cm">
          <text:p/>
        </draw:line>
        <draw:line draw:style-name="gr7" draw:text-style-name="P1" draw:layer="layout" svg:x1="16.354cm" svg:y1="9.899cm" svg:x2="17.354cm" svg:y2="9.899cm">
          <text:p/>
        </draw:line>
        <draw:line draw:style-name="gr7" draw:text-style-name="P1" draw:layer="layout" svg:x1="16.354cm" svg:y1="9.266cm" svg:x2="17.354cm" svg:y2="9.266cm">
          <text:p/>
        </draw:line>
        <draw:line draw:style-name="gr7" draw:text-style-name="P1" draw:layer="layout" svg:x1="16.354cm" svg:y1="8.634cm" svg:x2="17.354cm" svg:y2="8.634cm">
          <text:p/>
        </draw:line>
        <draw:line draw:style-name="gr7" draw:text-style-name="P1" draw:layer="layout" svg:x1="16.354cm" svg:y1="8.001cm" svg:x2="17.354cm" svg:y2="8.001cm">
          <text:p/>
        </draw:line>
        <draw:line draw:style-name="gr7" draw:text-style-name="P1" draw:layer="layout" svg:x1="16.354cm" svg:y1="7.369cm" svg:x2="17.354cm" svg:y2="7.369cm">
          <text:p/>
        </draw:line>
        <draw:line draw:style-name="gr7" draw:text-style-name="P1" draw:layer="layout" svg:x1="16.354cm" svg:y1="6.736cm" svg:x2="17.354cm" svg:y2="6.736cm">
          <text:p/>
        </draw:line>
        <draw:custom-shape draw:style-name="gr44" draw:text-style-name="P14" draw:layer="Layout" svg:width="2.819cm" svg:height="0.455cm" svg:x="9.444cm" svg:y="5.217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4cm" svg:y="9.035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2" draw:id="id82" draw:layer="Layout" svg:width="2.819cm" svg:height="0.455cm" svg:x="9.444cm" svg:y="17.217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xml:id="id100" draw:id="id100" draw:layer="Layout" svg:width="2.809cm" svg:height="0.455cm" svg:x="17.454cm" svg:y="5.181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0" draw:id="id80" draw:layer="Layout" svg:width="2.819cm" svg:height="0.455cm" svg:x="9.444cm" svg:y="9.126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1" draw:id="id81" draw:layer="Layout" svg:width="2.819cm" svg:height="0.454cm" svg:x="9.444cm" svg:y="11.581cm">
          <text:p text:style-name="P14">a4</text:p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7.487cm" svg:y1="5.763cm" svg:x2="9.444cm" svg:y2="9.353cm" draw:start-shape="id78" draw:start-glue-point="3" draw:end-shape="id80" draw:end-glue-point="3" svg:d="M7487 5763c0 2394 652 3590 1957 3590" svg:viewBox="0 0 1958 3591">
          <text:p/>
        </draw:connector>
        <draw:connector draw:style-name="gr45" draw:text-style-name="P1" draw:layer="layout" draw:type="curve" svg:x1="7.487cm" svg:y1="5.763cm" svg:x2="9.444cm" svg:y2="11.808cm" draw:start-shape="id78" draw:start-glue-point="3" draw:end-shape="id81" draw:end-glue-point="3" svg:d="M7487 5763c0 4030 652 6045 1957 6045" svg:viewBox="0 0 1958 6046">
          <text:p/>
        </draw:connector>
        <draw:custom-shape draw:style-name="gr44" draw:text-style-name="P14" draw:layer="Layout" svg:width="2.819cm" svg:height="0.454cm" svg:x="17.444cm" svg:y="6.581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4cm" svg:x="17.444cm" svg:y="11.572cm">
          <text:p text:style-name="P14">a4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4" draw:id="id84" draw:layer="Layout" svg:width="2.819cm" svg:height="0.455cm" svg:x="17.444cm" svg:y="15.308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5" draw:id="id85" draw:layer="Layout" svg:width="2.819cm" svg:height="0.454cm" svg:x="17.444cm" svg:y="14.036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6" draw:text-style-name="P3" xml:id="id83" draw:id="id83" draw:layer="Layout" svg:width="2.909cm" svg:height="1.37cm" draw:transform="rotate (1.5707963267949) translate (20.808cm 18.672cm)">
          <text:p text:style-name="P3"><text:span text:style-name="T1">U_Mortar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6" draw:id="id86" draw:layer="Layout" svg:width="2.819cm" svg:height="0.454cm" svg:x="9.444cm" svg:y="10.309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87" draw:id="id87" draw:layer="Layout" svg:width="2.819cm" svg:height="0.454cm" svg:x="9.444cm" svg:y="13.399cm">
          <text:p text:style-name="P14">b4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curve" svg:x1="10.853cm" svg:y1="17.672cm" svg:x2="21.493cm" svg:y2="18.672cm" draw:start-shape="id82" draw:start-glue-point="2" draw:end-shape="id83" draw:end-glue-point="3" svg:d="M10853 17672c0 2251 10640 1751 10640 1000" svg:viewBox="0 0 10641 1635">
          <text:p/>
        </draw:connector>
        <draw:connector draw:style-name="gr39" draw:text-style-name="P1" draw:layer="layout" draw:type="curve" svg:x1="21.493cm" svg:y1="15.763cm" svg:x2="20.263cm" svg:y2="15.535cm" draw:start-shape="id83" draw:start-glue-point="1" draw:end-shape="id84" draw:end-glue-point="1" svg:d="M21493 15763c0-152-410-228-1230-228" svg:viewBox="0 0 1231 229">
          <text:p/>
        </draw:connector>
        <draw:connector draw:style-name="gr39" draw:text-style-name="P1" draw:layer="layout" draw:type="curve" svg:x1="21.493cm" svg:y1="15.763cm" svg:x2="20.263cm" svg:y2="14.263cm" draw:start-shape="id83" draw:start-glue-point="1" draw:end-shape="id85" draw:end-glue-point="1" svg:d="M21493 15763c0-1000-410-1500-1230-1500" svg:viewBox="0 0 1231 1501">
          <text:p/>
        </draw:connector>
        <draw:connector draw:style-name="gr39" draw:text-style-name="P1" draw:layer="layout" draw:type="curve" svg:x1="21.493cm" svg:y1="15.763cm" svg:x2="12.263cm" svg:y2="10.536cm" draw:start-shape="id83" draw:start-glue-point="1" draw:end-shape="id86" draw:end-glue-point="1" svg:d="M21493 15763c0-3485-3076-5227-9230-5227" svg:viewBox="0 0 9231 5228">
          <text:p/>
        </draw:connector>
        <draw:custom-shape draw:style-name="gr44" draw:text-style-name="P14" draw:layer="Layout" svg:width="2.819cm" svg:height="0.455cm" svg:x="17.445cm" svg:y="9.036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53cm" svg:y="13.454cm">
          <text:p text:style-name="P14">b4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819cm" svg:height="0.455cm" svg:x="17.444cm" svg:y="10.308cm">
          <text:p text:style-name="P14">b3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curve" svg:x1="21.493cm" svg:y1="15.763cm" svg:x2="12.263cm" svg:y2="13.626cm" draw:start-shape="id83" draw:start-glue-point="1" draw:end-shape="id87" draw:end-glue-point="1" svg:d="M21493 15763c0-1425-3076-2137-9230-2137" svg:viewBox="0 0 9231 2138">
          <text:p/>
        </draw:connector>
        <draw:line draw:style-name="gr25" draw:text-style-name="P1" draw:layer="layout" svg:x1="13.353cm" svg:y1="17.399cm" svg:x2="12.353cm" svg:y2="17.399cm">
          <text:p/>
        </draw:line>
        <draw:g>
          <draw:g>
            <draw:custom-shape draw:style-name="gr27" draw:text-style-name="P7" draw:layer="layout" svg:width="2.742cm" svg:height="2.753cm" svg:x="4.521cm" svg:y="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75cm" svg:y1="8.721cm" svg:x2="7.263cm" svg:y2="8.064cm">
              <text:p/>
            </draw:line>
            <draw:line draw:style-name="gr9" draw:text-style-name="P7" draw:layer="layout" svg:x1="5.542cm" svg:y1="7.688cm" svg:x2="6.199cm" svg:y2="7cm">
              <text:p/>
            </draw:line>
            <draw:line draw:style-name="gr9" draw:text-style-name="P7" draw:layer="layout" svg:x1="4.895cm" svg:y1="7.309cm" svg:x2="6.96cm" svg:y2="7.309cm">
              <text:p/>
            </draw:line>
            <draw:line draw:style-name="gr9" draw:text-style-name="P7" draw:layer="layout" svg:x1="6.95cm" svg:y1="7.313cm" svg:x2="6.95cm" svg:y2="9.378cm">
              <text:p/>
            </draw:line>
            <draw:custom-shape draw:style-name="gr3" draw:text-style-name="P7" draw:layer="layout" svg:width="1.038cm" svg:height="1.032cm" draw:transform="rotate (-1.5707963267949) translate (5.542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4.34cm" svg:y="8.803cm">
              <draw:text-box>
                <text:p text:style-name="P7">side</text:p>
                <text:p text:style-name="P7">a1</text:p>
              </draw:text-box>
            </draw:frame>
            <draw:custom-shape draw:style-name="gr3" draw:text-style-name="P7" draw:layer="layout" svg:width="1.038cm" svg:height="1.032cm" draw:transform="rotate (-1.5707963267949) translate (5.542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4.34cm" svg:y="7.676cm">
              <draw:text-box>
                <text:p text:style-name="P7">side</text:p>
                <text:p text:style-name="P7">a3</text:p>
              </draw:text-box>
            </draw:frame>
            <draw:custom-shape draw:style-name="gr3" draw:text-style-name="P7" draw:layer="layout" svg:width="1.038cm" svg:height="1.033cm" draw:transform="rotate (-1.5707963267949) translate (6.575cm 8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75cm 7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5.342cm" svg:y="8.803cm">
              <draw:text-box>
                <text:p text:style-name="P7">side</text:p>
                <text:p text:style-name="P7">a2</text:p>
              </draw:text-box>
            </draw:frame>
            <draw:frame draw:style-name="gr30" draw:text-style-name="P8" draw:layer="layout" svg:width="1.432cm" svg:height="0.916cm" svg:x="5.357cm" svg:y="7.676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02cm 9.2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2" draw:text-style-name="P7" draw:layer="layout" svg:width="1.023cm" svg:height="0.895cm" svg:x="2.2cm" svg:y="9.304cm">
              <draw:text-box>
                <text:p text:style-name="P7">side</text:p>
                <text:p text:style-name="P7">a1</text:p>
              </draw:text-box>
            </draw:frame>
            <draw:custom-shape draw:style-name="gr31" draw:text-style-name="P7" draw:layer="layout" svg:width="1.038cm" svg:height="1.032cm" draw:transform="rotate (-1.5707963267949) translate (3.402cm 8.1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7" draw:layer="layout" svg:width="1.431cm" svg:height="0.916cm" svg:x="2.2cm" svg:y="8.177cm">
              <draw:text-box>
                <text:p text:style-name="P7">side</text:p>
                <text:p text:style-name="P7">a3</text:p>
              </draw:text-box>
            </draw:frame>
            <draw:custom-shape draw:style-name="gr31" draw:text-style-name="P7" draw:layer="layout" svg:width="1.038cm" svg:height="1.033cm" draw:transform="rotate (-1.5707963267949) translate (4.435cm 9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35cm 8.1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7" draw:layer="layout" svg:width="1.431cm" svg:height="0.915cm" svg:x="3.473cm" svg:y="9.268cm">
              <draw:text-box>
                <text:p text:style-name="P7">side</text:p>
                <text:p text:style-name="P7">a2</text:p>
              </draw:text-box>
            </draw:frame>
            <draw:frame draw:style-name="gr28" draw:text-style-name="P8" draw:layer="layout" svg:width="1.431cm" svg:height="0.915cm" svg:x="3.405cm" svg:y="8.177cm">
              <draw:text-box>
                <text:p text:style-name="P8"><text:span text:style-name="T3">side</text:span></text:p>
                <text:p text:style-name="P8"><text:span text:style-name="T3">a4</text:span></text:p>
              </draw:text-box>
            </draw:frame>
          </draw:g>
          <draw:g>
            <draw:custom-shape draw:style-name="gr31" draw:text-style-name="P7" draw:layer="layout" svg:width="2.075cm" svg:height="2.076cm" svg:x="0.949cm" svg:y="10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259cm" svg:y="10.08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14cm" svg:y="10.854cm">
              <draw:text-box>
                <text:p text:style-name="P7">mortarside</text:p>
                <text:p text:style-name="P7">a0</text:p>
              </draw:text-box>
            </draw:frame>
            <draw:line draw:style-name="gr10" draw:text-style-name="P7" draw:layer="layout" svg:x1="0.259cm" svg:y1="12.825cm" svg:x2="0.947cm" svg:y2="12.168cm">
              <text:p/>
            </draw:line>
          </draw:g>
        </draw:g>
        <draw:line draw:style-name="gr25" draw:text-style-name="P1" draw:layer="layout" svg:x1="25.399cm" svg:y1="13.57cm" svg:x2="26.399cm" svg:y2="13.57cm">
          <text:p/>
        </draw:line>
        <draw:line draw:style-name="gr25" draw:text-style-name="P1" draw:layer="layout" svg:x1="25.399cm" svg:y1="12.937cm" svg:x2="26.399cm" svg:y2="12.937cm">
          <text:p/>
        </draw:line>
        <draw:line draw:style-name="gr25" draw:text-style-name="P1" draw:layer="layout" svg:x1="25.399cm" svg:y1="12.304cm" svg:x2="26.399cm" svg:y2="12.304cm">
          <text:p/>
        </draw:line>
        <draw:line draw:style-name="gr25" draw:text-style-name="P1" draw:layer="layout" svg:x1="25.399cm" svg:y1="11.672cm" svg:x2="26.399cm" svg:y2="11.672cm">
          <text:p/>
        </draw:line>
        <draw:line draw:style-name="gr7" draw:text-style-name="P1" draw:layer="layout" svg:x1="25.4cm" svg:y1="11.039cm" svg:x2="26.4cm" svg:y2="11.039cm">
          <text:p/>
        </draw:line>
        <draw:line draw:style-name="gr7" draw:text-style-name="P1" draw:layer="layout" svg:x1="25.399cm" svg:y1="5.979cm" svg:x2="26.399cm" svg:y2="5.979cm">
          <text:p/>
        </draw:line>
        <draw:line draw:style-name="gr7" draw:text-style-name="P1" draw:layer="layout" svg:x1="25.399cm" svg:y1="5.346cm" svg:x2="26.399cm" svg:y2="5.346cm">
          <text:p/>
        </draw:line>
        <draw:line draw:style-name="gr7" draw:text-style-name="P1" draw:layer="layout" svg:x1="25.399cm" svg:y1="2.816cm" svg:x2="26.399cm" svg:y2="2.816cm">
          <text:p/>
        </draw:line>
        <draw:line draw:style-name="gr7" draw:text-style-name="P1" draw:layer="layout" svg:x1="25.4cm" svg:y1="2.183cm" svg:x2="26.4cm" svg:y2="2.183cm">
          <text:p/>
        </draw:line>
        <draw:line draw:style-name="gr7" draw:text-style-name="P1" draw:layer="layout" svg:x1="25.4cm" svg:y1="10.407cm" svg:x2="26.4cm" svg:y2="10.407cm">
          <text:p/>
        </draw:line>
        <draw:line draw:style-name="gr7" draw:text-style-name="P1" draw:layer="layout" svg:x1="25.4cm" svg:y1="9.774cm" svg:x2="26.4cm" svg:y2="9.774cm">
          <text:p/>
        </draw:line>
        <draw:line draw:style-name="gr7" draw:text-style-name="P1" draw:layer="layout" svg:x1="25.4cm" svg:y1="9.141cm" svg:x2="26.4cm" svg:y2="9.141cm">
          <text:p/>
        </draw:line>
        <draw:line draw:style-name="gr7" draw:text-style-name="P1" draw:layer="layout" svg:x1="25.4cm" svg:y1="8.509cm" svg:x2="26.4cm" svg:y2="8.509cm">
          <text:p/>
        </draw:line>
        <draw:line draw:style-name="gr7" draw:text-style-name="P1" draw:layer="layout" svg:x1="25.4cm" svg:y1="7.876cm" svg:x2="26.4cm" svg:y2="7.876cm">
          <text:p/>
        </draw:line>
        <draw:line draw:style-name="gr7" draw:text-style-name="P1" draw:layer="layout" svg:x1="25.4cm" svg:y1="7.244cm" svg:x2="26.4cm" svg:y2="7.244cm">
          <text:p/>
        </draw:line>
        <draw:line draw:style-name="gr7" draw:text-style-name="P1" draw:layer="layout" svg:x1="25.4cm" svg:y1="6.611cm" svg:x2="26.4cm" svg:y2="6.611cm">
          <text:p/>
        </draw:line>
        <draw:custom-shape draw:style-name="gr20" draw:text-style-name="P3" draw:layer="Layout" svg:width="3cm" svg:height="2.544cm" svg:x="26.318cm" svg:y="11.321cm">
          <text:p text:style-name="P3"><text:span text:style-name="T1">MPI_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1.181cm" svg:x="26.318cm" svg:y="1.911cm">
          <text:p text:style-name="P3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cm" svg:height="6.362cm" svg:x="26.327cm" svg:y="4.939cm">
          <text:p text:style-name="P3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7cm" svg:y="3.029cm">
          <text:p text:style-name="P5"><text:span text:style-name="T2">Inner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cm" svg:height="1.909cm" svg:x="26.327cm" svg:y="15.729cm">
          <text:p text:style-name="P5"><text:span text:style-name="T2">MPI_Mort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cm" svg:height="1.873cm" svg:x="26.327cm" svg:y="13.856cm">
          <text:p text:style-name="P3"><text:span text:style-name="T1">MPI_y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4" xml:id="id88" draw:id="id88" draw:layer="Layout" svg:width="2.819cm" svg:height="0.545cm" svg:x="26.4cm" svg:y="6.338cm">
          <text:p text:style-name="P14">a1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3" draw:id="id93" draw:layer="Layout" svg:width="2.819cm" svg:height="0.545cm" svg:x="26.4cm" svg:y="3.183cm">
          <text:p text:style-name="P14">a0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0" draw:id="id90" draw:layer="Layout" svg:width="2.809cm" svg:height="0.455cm" svg:x="26.4cm" svg:y="5.092cm">
          <text:p text:style-name="P14">a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1" draw:id="id91" draw:layer="Layout" svg:width="2.819cm" svg:height="0.455cm" svg:x="26.4cm" svg:y="8.974cm">
          <text:p text:style-name="P14">a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2" draw:id="id92" draw:layer="Layout" svg:width="2.819cm" svg:height="0.454cm" svg:x="26.4cm" svg:y="11.429cm">
          <text:p text:style-name="P14">a4</text:p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29.219cm" svg:y1="6.61cm" svg:x2="31.533cm" svg:y2="7.057cm" draw:start-shape="id88" draw:start-glue-point="1" draw:end-shape="id89" draw:end-glue-point="3" svg:d="M29219 6610c1221 0 1016 474 1290 774s1024 424 1024-327" svg:viewBox="0 0 2315 1009">
          <text:p/>
        </draw:connector>
        <draw:connector draw:style-name="gr45" draw:text-style-name="P1" draw:layer="layout" draw:type="curve" svg:x1="29.209cm" svg:y1="5.319cm" svg:x2="31.533cm" svg:y2="7.057cm" draw:start-shape="id90" draw:start-glue-point="1" draw:end-shape="id89" draw:end-glue-point="3" svg:d="M29209 5319c1228 0 1023 1120 1297 1742s1027 747 1027-4" svg:viewBox="0 0 2325 2257">
          <text:p/>
        </draw:connector>
        <draw:connector draw:style-name="gr45" draw:text-style-name="P1" draw:layer="layout" draw:type="curve" svg:x1="29.219cm" svg:y1="9.201cm" svg:x2="31.533cm" svg:y2="7.057cm" draw:start-shape="id91" draw:start-glue-point="1" draw:end-shape="id89" draw:end-glue-point="3" svg:d="M29219 9201c1543 0 2314-714 2314-2144" svg:viewBox="0 0 2315 2145">
          <text:p/>
        </draw:connector>
        <draw:connector draw:style-name="gr45" draw:text-style-name="P1" draw:layer="layout" draw:type="curve" svg:x1="29.219cm" svg:y1="11.656cm" svg:x2="31.533cm" svg:y2="7.057cm" draw:start-shape="id92" draw:start-glue-point="1" draw:end-shape="id89" draw:end-glue-point="3" svg:d="M29219 11656c1543 0 2314-1533 2314-4599" svg:viewBox="0 0 2315 4600">
          <text:p/>
        </draw:connector>
        <draw:connector draw:style-name="gr45" draw:text-style-name="P1" draw:layer="layout" draw:type="curve" svg:x1="31.533cm" svg:y1="3.547cm" svg:x2="29.219cm" svg:y2="3.455cm" draw:start-shape="id89" draw:start-glue-point="1" draw:end-shape="id93" draw:end-glue-point="1" svg:d="M31533 3547c0-751-750-627-1024-462s-69 370-1290 370" svg:viewBox="0 0 2315 588">
          <text:p/>
        </draw:connector>
        <draw:custom-shape draw:style-name="gr40" draw:text-style-name="P14" xml:id="id95" draw:id="id95" draw:layer="Layout" svg:width="2.819cm" svg:height="0.455cm" svg:x="26.399cm" svg:y="17.092cm">
          <text:p text:style-name="P14">b0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7" draw:id="id97" draw:layer="Layout" svg:width="2.819cm" svg:height="0.455cm" svg:x="26.4cm" svg:y="15.183cm">
          <text:p text:style-name="P14">b2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6" draw:id="id96" draw:layer="Layout" svg:width="2.819cm" svg:height="0.454cm" svg:x="26.49cm" svg:y="14.002cm">
          <text:p text:style-name="P14">b1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9" draw:id="id99" draw:layer="Layout" svg:width="2.819cm" svg:height="0.454cm" svg:x="26.399cm" svg:y="10.184cm">
          <text:p text:style-name="P14">b3</text:p>
          <draw:enhanced-geometry svg:viewBox="0 0 21600 21600" draw:type="rectangle" draw:enhanced-path="M 0 0 L 21600 0 21600 21600 0 21600 0 0 Z N"/>
        </draw:custom-shape>
        <draw:custom-shape draw:style-name="gr40" draw:text-style-name="P14" xml:id="id98" draw:id="id98" draw:layer="Layout" svg:width="2.819cm" svg:height="0.454cm" svg:x="26.399cm" svg:y="13.274cm">
          <text:p text:style-name="P14">b4</text:p>
          <draw:enhanced-geometry svg:viewBox="0 0 21600 21600" draw:type="rectangle" draw:enhanced-path="M 0 0 L 21600 0 21600 21600 0 21600 0 0 Z N"/>
        </draw:custom-shape>
        <draw:g>
          <draw:g>
            <draw:custom-shape draw:style-name="gr27" draw:text-style-name="P7" draw:layer="layout" svg:width="2.742cm" svg:height="2.753cm" svg:x="4.543cm" svg:y="11.7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9" draw:text-style-name="P7" draw:layer="layout" svg:x1="6.597cm" svg:y1="13.448cm" svg:x2="7.285cm" svg:y2="12.791cm">
              <text:p/>
            </draw:line>
            <draw:line draw:style-name="gr9" draw:text-style-name="P7" draw:layer="layout" svg:x1="5.564cm" svg:y1="12.415cm" svg:x2="6.221cm" svg:y2="11.727cm">
              <text:p/>
            </draw:line>
            <draw:line draw:style-name="gr9" draw:text-style-name="P7" draw:layer="layout" svg:x1="4.917cm" svg:y1="12.036cm" svg:x2="6.982cm" svg:y2="12.036cm">
              <text:p/>
            </draw:line>
            <draw:line draw:style-name="gr9" draw:text-style-name="P7" draw:layer="layout" svg:x1="6.972cm" svg:y1="12.04cm" svg:x2="6.972cm" svg:y2="14.105cm">
              <text:p/>
            </draw:line>
            <draw:custom-shape draw:style-name="gr3" draw:text-style-name="P7" draw:layer="layout" svg:width="1.038cm" svg:height="1.032cm" draw:transform="rotate (-1.5707963267949) translate (5.564cm 13.4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4.362cm" svg:y="13.53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custom-shape draw:style-name="gr3" draw:text-style-name="P7" draw:layer="layout" svg:width="1.038cm" svg:height="1.032cm" draw:transform="rotate (-1.5707963267949) translate (5.564cm 12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0" draw:layer="layout" svg:width="1.431cm" svg:height="0.916cm" svg:x="4.362cm" svg:y="12.403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custom-shape draw:style-name="gr3" draw:text-style-name="P7" draw:layer="layout" svg:width="1.038cm" svg:height="1.033cm" draw:transform="rotate (-1.5707963267949) translate (6.597cm 13.4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7" draw:layer="layout" svg:width="1.037cm" svg:height="1.033cm" draw:transform="rotate (-1.5707963267949) translate (6.597cm 12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5.364cm" svg:y="13.53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5.379cm" svg:y="12.403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1.038cm" svg:height="1.032cm" draw:transform="rotate (-1.5707963267949) translate (3.417cm 14.5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2cm" draw:transform="rotate (-1.5707963267949) translate (3.417cm 13.5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8cm" svg:height="1.033cm" draw:transform="rotate (-1.5707963267949) translate (4.45cm 14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7" draw:layer="layout" svg:width="1.037cm" svg:height="1.033cm" draw:transform="rotate (-1.5707963267949) translate (4.45cm 13.5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" draw:text-style-name="P9" draw:layer="layout" svg:width="1.431cm" svg:height="0.915cm" svg:x="2.278cm" svg:y="14.688cm">
              <draw:text-box>
                <text:p text:style-name="P9"><text:span text:style-name="T4">side</text:span></text:p>
                <text:p text:style-name="P9"><text:span text:style-name="T4">b1</text:span></text:p>
              </draw:text-box>
            </draw:frame>
            <draw:frame draw:style-name="gr29" draw:text-style-name="P10" draw:layer="layout" svg:width="1.431cm" svg:height="0.916cm" svg:x="2.278cm" svg:y="13.561cm">
              <draw:text-box>
                <text:p text:style-name="P10"><text:span text:style-name="T5">side</text:span></text:p>
                <text:p text:style-name="P10"><text:span text:style-name="T5">b3</text:span></text:p>
              </draw:text-box>
            </draw:frame>
            <draw:frame draw:style-name="gr28" draw:text-style-name="P9" draw:layer="layout" svg:width="1.431cm" svg:height="0.915cm" svg:x="3.28cm" svg:y="14.688cm">
              <draw:text-box>
                <text:p text:style-name="P9"><text:span text:style-name="T4">side</text:span></text:p>
                <text:p text:style-name="P9"><text:span text:style-name="T4">b2</text:span></text:p>
              </draw:text-box>
            </draw:frame>
            <draw:frame draw:style-name="gr30" draw:text-style-name="P8" draw:layer="layout" svg:width="1.432cm" svg:height="0.916cm" svg:x="3.295cm" svg:y="13.561cm">
              <draw:text-box>
                <text:p text:style-name="P8"><text:span text:style-name="T3">side</text:span></text:p>
                <text:p text:style-name="P8"><text:span text:style-name="T3">b4</text:span></text:p>
              </draw:text-box>
            </draw:frame>
          </draw:g>
          <draw:g>
            <draw:custom-shape draw:style-name="gr31" draw:text-style-name="P7" draw:layer="layout" svg:width="2.075cm" svg:height="2.076cm" svg:x="1.053cm" svg:y="15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7" draw:layer="layout" svg:width="2.759cm" svg:height="2.753cm" svg:x="0.363cm" svg:y="15.337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33" draw:text-style-name="P7" draw:layer="layout" svg:width="1.84cm" svg:height="0.916cm" svg:x="1.244cm" svg:y="16.104cm">
              <draw:text-box>
                <text:p text:style-name="P7">mortarside</text:p>
                <text:p text:style-name="P7">b0</text:p>
              </draw:text-box>
            </draw:frame>
            <draw:line draw:style-name="gr10" draw:text-style-name="P7" draw:layer="layout" svg:x1="0.363cm" svg:y1="18.075cm" svg:x2="1.051cm" svg:y2="17.418cm">
              <text:p/>
            </draw:line>
          </draw:g>
        </draw:g>
        <draw:custom-shape draw:style-name="gr46" draw:text-style-name="P3" xml:id="id94" draw:id="id94" draw:layer="Layout" svg:width="3.51cm" svg:height="1.37cm" draw:transform="rotate (1.5707963267949) translate (30.939cm 17.365cm)">
          <text:p text:style-name="P3"><text:span text:style-name="T1">Flux_Mortar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curve" svg:x1="31.624cm" svg:y1="17.365cm" svg:x2="27.808cm" svg:y2="17.547cm" draw:start-shape="id94" draw:start-glue-point="3" draw:end-shape="id95" draw:end-glue-point="2" svg:d="M31624 17365c0 1021-3816 930-3816 182" svg:viewBox="0 0 3817 756">
          <text:p/>
        </draw:connector>
        <draw:connector draw:style-name="gr39" draw:text-style-name="P1" draw:layer="layout" draw:type="curve" svg:x1="29.309cm" svg:y1="14.229cm" svg:x2="31.624cm" svg:y2="13.855cm" draw:start-shape="id96" draw:start-glue-point="1" draw:end-shape="id94" draw:end-glue-point="1" svg:d="M29309 14229c1221 0 1017-438 1291-719s1024-406 1024 345" svg:viewBox="0 0 2316 939">
          <text:p/>
        </draw:connector>
        <draw:connector draw:style-name="gr39" draw:text-style-name="P1" draw:layer="layout" draw:type="curve" svg:x1="29.219cm" svg:y1="15.41cm" svg:x2="31.624cm" svg:y2="13.855cm" draw:start-shape="id97" draw:start-glue-point="1" draw:end-shape="id94" draw:end-glue-point="1" svg:d="M29219 15410c1288 0 1072-1028 1352-1605s1053-701 1053 50" svg:viewBox="0 0 2406 2079">
          <text:p/>
        </draw:connector>
        <draw:connector draw:style-name="gr39" draw:text-style-name="P1" draw:layer="layout" draw:type="curve" svg:x1="29.218cm" svg:y1="13.501cm" svg:x2="31.624cm" svg:y2="13.855cm" draw:start-shape="id98" draw:start-glue-point="1" draw:end-shape="id94" draw:end-glue-point="1" svg:d="M29218 13501c1290 0 1075-73 1354-172s1052-225 1052 526" svg:viewBox="0 0 2407 602">
          <text:p/>
        </draw:connector>
        <draw:connector draw:style-name="gr39" draw:text-style-name="P1" draw:layer="layout" draw:type="curve" svg:x1="29.218cm" svg:y1="10.411cm" svg:x2="31.624cm" svg:y2="13.855cm" draw:start-shape="id99" draw:start-glue-point="1" draw:end-shape="id94" draw:end-glue-point="1" svg:d="M29218 10411c1604 0 2406 1148 2406 3444" svg:viewBox="0 0 2407 3445">
          <text:p/>
        </draw:connector>
        <draw:line draw:style-name="gr56" draw:text-style-name="P1" draw:layer="layout" svg:x1="21.455cm" svg:y1="13.596cm" svg:x2="22.455cm" svg:y2="13.596cm">
          <text:p/>
        </draw:line>
        <draw:line draw:style-name="gr56" draw:text-style-name="P1" draw:layer="layout" svg:x1="21.455cm" svg:y1="12.963cm" svg:x2="22.455cm" svg:y2="12.963cm">
          <text:p/>
        </draw:line>
        <draw:line draw:style-name="gr56" draw:text-style-name="P1" draw:layer="layout" svg:x1="21.455cm" svg:y1="12.33cm" svg:x2="22.455cm" svg:y2="12.33cm">
          <text:p/>
        </draw:line>
        <draw:line draw:style-name="gr56" draw:text-style-name="P1" draw:layer="layout" svg:x1="21.455cm" svg:y1="11.698cm" svg:x2="22.455cm" svg:y2="11.698cm">
          <text:p/>
        </draw:line>
        <draw:line draw:style-name="gr7" draw:text-style-name="P1" draw:layer="layout" svg:x1="21.455cm" svg:y1="11.088cm" svg:x2="22.455cm" svg:y2="11.088cm">
          <text:p/>
        </draw:line>
        <draw:line draw:style-name="gr7" draw:text-style-name="P1" draw:layer="layout" svg:x1="21.454cm" svg:y1="6.028cm" svg:x2="22.454cm" svg:y2="6.028cm">
          <text:p/>
        </draw:line>
        <draw:line draw:style-name="gr7" draw:text-style-name="P1" draw:layer="layout" svg:x1="21.454cm" svg:y1="5.395cm" svg:x2="22.454cm" svg:y2="5.395cm">
          <text:p/>
        </draw:line>
        <draw:line draw:style-name="gr7" draw:text-style-name="P1" draw:layer="layout" svg:x1="21.454cm" svg:y1="2.865cm" svg:x2="22.454cm" svg:y2="2.865cm">
          <text:p/>
        </draw:line>
        <draw:line draw:style-name="gr7" draw:text-style-name="P1" draw:layer="layout" svg:x1="21.455cm" svg:y1="2.232cm" svg:x2="22.455cm" svg:y2="2.232cm">
          <text:p/>
        </draw:line>
        <draw:line draw:style-name="gr7" draw:text-style-name="P1" draw:layer="layout" svg:x1="21.455cm" svg:y1="10.456cm" svg:x2="22.455cm" svg:y2="10.456cm">
          <text:p/>
        </draw:line>
        <draw:line draw:style-name="gr7" draw:text-style-name="P1" draw:layer="layout" svg:x1="21.455cm" svg:y1="9.823cm" svg:x2="22.455cm" svg:y2="9.823cm">
          <text:p/>
        </draw:line>
        <draw:line draw:style-name="gr7" draw:text-style-name="P1" draw:layer="layout" svg:x1="21.455cm" svg:y1="9.19cm" svg:x2="22.455cm" svg:y2="9.19cm">
          <text:p/>
        </draw:line>
        <draw:line draw:style-name="gr7" draw:text-style-name="P1" draw:layer="layout" svg:x1="21.455cm" svg:y1="8.558cm" svg:x2="22.455cm" svg:y2="8.558cm">
          <text:p/>
        </draw:line>
        <draw:line draw:style-name="gr7" draw:text-style-name="P1" draw:layer="layout" svg:x1="21.455cm" svg:y1="7.925cm" svg:x2="22.455cm" svg:y2="7.925cm">
          <text:p/>
        </draw:line>
        <draw:line draw:style-name="gr7" draw:text-style-name="P1" draw:layer="layout" svg:x1="21.455cm" svg:y1="7.293cm" svg:x2="22.455cm" svg:y2="7.293cm">
          <text:p/>
        </draw:line>
        <draw:line draw:style-name="gr7" draw:text-style-name="P1" draw:layer="layout" svg:x1="21.455cm" svg:y1="6.66cm" svg:x2="22.455cm" svg:y2="6.66cm">
          <text:p/>
        </draw:line>
        <draw:custom-shape draw:style-name="gr43" draw:text-style-name="P14" draw:layer="layout" svg:width="2.819cm" svg:height="0.454cm" svg:x="9.449cm" svg:y="2.1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2.64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2.1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4.5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4.0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7.1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5.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7.8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8.3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9.7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10.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12.1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12.8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5.8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7.0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7.73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8.36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9.6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10.9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14.73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16.0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9.449cm" svg:y="16.6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12.18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17.454cm" svg:y="12.8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9cm" svg:y="12.0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9cm" svg:y="12.6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2.49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1.95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7.0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5.7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7.67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8.2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9.58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2.819cm" svg:height="0.454cm" svg:x="26.419cm" svg:y="10.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9cm" svg:y="4.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9cm" svg:y="3.8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419cm" svg:y="14.5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368cm" svg:y="15.8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819cm" svg:height="0.454cm" svg:x="26.368cm" svg:y="16.46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7.487cm" svg:y1="5.763cm" svg:x2="17.454cm" svg:y2="5.408cm" draw:start-shape="id78" draw:start-glue-point="3" draw:end-shape="id100" draw:end-glue-point="3" svg:d="M7487 5763c0 751 2663 627 3415 350s-409-705 6552-705" svg:viewBox="0 0 9968 9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Hindenlang</meta:initial-creator>
    <meta:creation-date>2012-04-02T12:03:33</meta:creation-date>
    <dc:date>2014-08-19T15:20:19.902805497</dc:date>
    <dc:creator>Florian Hindenlang</dc:creator>
    <meta:editing-duration>PT7H15M25S</meta:editing-duration>
    <meta:editing-cycles>64</meta:editing-cycles>
    <meta:generator>LibreOffice/4.2.4.2$Linux_X86_64 LibreOffice_project/420m0$Build-2</meta:generator>
    <meta:document-statistic meta:object-count="2141"/>
  </office:meta>
</office:document-meta>
</file>